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0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8b27" officeooo:paragraph-rsid="03fd8b27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030cd7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f3ad5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e0a71" officeooo:paragraph-rsid="041f3ad5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041d5" officeooo:paragraph-rsid="046041d5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921dc7" style:font-style-asian="normal" style:font-weight-asian="normal" style:font-style-complex="normal" style:font-weight-complex="normal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/>
    </style:style>
    <style:style style:name="P26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6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6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6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6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6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6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6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6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6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7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7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7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7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7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75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8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f3ad5" fo:background-color="transparent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94" style:family="paragraph" style:parent-style-name="Heading_20_1">
      <style:paragraph-properties fo:text-align="center" style:justify-single-word="false"/>
    </style:style>
    <style:style style:name="P295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96" style:family="paragraph" style:parent-style-name="Heading_20_2">
      <style:paragraph-properties fo:text-align="center" style:justify-single-word="false"/>
      <style:text-properties officeooo:rsid="0310861e"/>
    </style:style>
    <style:style style:name="P297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b87e91" fo:background-color="transparent" loext:char-shading-value="0"/>
    </style:style>
    <style:style style:name="T38" style:family="text">
      <style:text-properties officeooo:rsid="03bf6ba5" fo:background-color="transparent" loext:char-shading-value="0"/>
    </style:style>
    <style:style style:name="T39" style:family="text">
      <style:text-properties officeooo:rsid="03c13108" fo:background-color="transparent" loext:char-shading-value="0"/>
    </style:style>
    <style:style style:name="T40" style:family="text">
      <style:text-properties officeooo:rsid="03c16161" fo:background-color="transparent" loext:char-shading-value="0"/>
    </style:style>
    <style:style style:name="T41" style:family="text">
      <style:text-properties officeooo:rsid="03c17a40" fo:background-color="transparent" loext:char-shading-value="0"/>
    </style:style>
    <style:style style:name="T42" style:family="text">
      <style:text-properties officeooo:rsid="03c34570" fo:background-color="transparent" loext:char-shading-value="0"/>
    </style:style>
    <style:style style:name="T43" style:family="text">
      <style:text-properties officeooo:rsid="03c9df8d" fo:background-color="transparent" loext:char-shading-value="0"/>
    </style:style>
    <style:style style:name="T44" style:family="text">
      <style:text-properties officeooo:rsid="03cb701d" fo:background-color="transparent" loext:char-shading-value="0"/>
    </style:style>
    <style:style style:name="T45" style:family="text">
      <style:text-properties officeooo:rsid="03cd4346" fo:background-color="transparent" loext:char-shading-value="0"/>
    </style:style>
    <style:style style:name="T46" style:family="text">
      <style:text-properties officeooo:rsid="03d5a92f" fo:background-color="transparent" loext:char-shading-value="0"/>
    </style:style>
    <style:style style:name="T47" style:family="text">
      <style:text-properties officeooo:rsid="03d75ae7" fo:background-color="transparent" loext:char-shading-value="0"/>
    </style:style>
    <style:style style:name="T48" style:family="text">
      <style:text-properties officeooo:rsid="03d9c433" fo:background-color="transparent" loext:char-shading-value="0"/>
    </style:style>
    <style:style style:name="T49" style:family="text">
      <style:text-properties officeooo:rsid="03dba247" fo:background-color="transparent" loext:char-shading-value="0"/>
    </style:style>
    <style:style style:name="T50" style:family="text">
      <style:text-properties officeooo:rsid="03dbe460" fo:background-color="transparent" loext:char-shading-value="0"/>
    </style:style>
    <style:style style:name="T51" style:family="text">
      <style:text-properties officeooo:rsid="03dd2b1a" fo:background-color="transparent" loext:char-shading-value="0"/>
    </style:style>
    <style:style style:name="T52" style:family="text">
      <style:text-properties officeooo:rsid="03dddda6" fo:background-color="transparent" loext:char-shading-value="0"/>
    </style:style>
    <style:style style:name="T53" style:family="text">
      <style:text-properties officeooo:rsid="03de56a5" fo:background-color="transparent" loext:char-shading-value="0"/>
    </style:style>
    <style:style style:name="T54" style:family="text">
      <style:text-properties officeooo:rsid="03df5dae" fo:background-color="transparent" loext:char-shading-value="0"/>
    </style:style>
    <style:style style:name="T55" style:family="text">
      <style:text-properties officeooo:rsid="03e0481b" fo:background-color="transparent" loext:char-shading-value="0"/>
    </style:style>
    <style:style style:name="T56" style:family="text">
      <style:text-properties officeooo:rsid="03e23440" fo:background-color="transparent" loext:char-shading-value="0"/>
    </style:style>
    <style:style style:name="T57" style:family="text">
      <style:text-properties officeooo:rsid="03e37906" fo:background-color="transparent" loext:char-shading-value="0"/>
    </style:style>
    <style:style style:name="T58" style:family="text">
      <style:text-properties officeooo:rsid="03e3d10c" fo:background-color="transparent" loext:char-shading-value="0"/>
    </style:style>
    <style:style style:name="T59" style:family="text">
      <style:text-properties officeooo:rsid="03e46bd3" fo:background-color="transparent" loext:char-shading-value="0"/>
    </style:style>
    <style:style style:name="T60" style:family="text">
      <style:text-properties officeooo:rsid="03e55c1b" fo:background-color="transparent" loext:char-shading-value="0"/>
    </style:style>
    <style:style style:name="T61" style:family="text">
      <style:text-properties officeooo:rsid="03e7526e" fo:background-color="transparent" loext:char-shading-value="0"/>
    </style:style>
    <style:style style:name="T62" style:family="text">
      <style:text-properties officeooo:rsid="03e91e58" fo:background-color="transparent" loext:char-shading-value="0"/>
    </style:style>
    <style:style style:name="T63" style:family="text">
      <style:text-properties officeooo:rsid="03eac18a" fo:background-color="transparent" loext:char-shading-value="0"/>
    </style:style>
    <style:style style:name="T64" style:family="text">
      <style:text-properties officeooo:rsid="03ec47f1" fo:background-color="transparent" loext:char-shading-value="0"/>
    </style:style>
    <style:style style:name="T65" style:family="text">
      <style:text-properties officeooo:rsid="03ecdde0" fo:background-color="transparent" loext:char-shading-value="0"/>
    </style:style>
    <style:style style:name="T66" style:family="text">
      <style:text-properties officeooo:rsid="03f2eaa5" fo:background-color="transparent" loext:char-shading-value="0"/>
    </style:style>
    <style:style style:name="T67" style:family="text">
      <style:text-properties officeooo:rsid="03f5bf2a" fo:background-color="transparent" loext:char-shading-value="0"/>
    </style:style>
    <style:style style:name="T68" style:family="text">
      <style:text-properties officeooo:rsid="04030cd7" fo:background-color="transparent" loext:char-shading-value="0"/>
    </style:style>
    <style:style style:name="T69" style:family="text">
      <style:text-properties officeooo:rsid="01b67eef"/>
    </style:style>
    <style:style style:name="T70" style:family="text">
      <style:text-properties officeooo:rsid="01b920d3"/>
    </style:style>
    <style:style style:name="T71" style:family="text">
      <style:text-properties officeooo:rsid="01bae22a"/>
    </style:style>
    <style:style style:name="T72" style:family="text">
      <style:text-properties officeooo:rsid="01be128d"/>
    </style:style>
    <style:style style:name="T73" style:family="text">
      <style:text-properties officeooo:rsid="01f840b2"/>
    </style:style>
    <style:style style:name="T74" style:family="text">
      <style:text-properties officeooo:rsid="01f9d13d"/>
    </style:style>
    <style:style style:name="T75" style:family="text">
      <style:text-properties officeooo:rsid="01fb7696"/>
    </style:style>
    <style:style style:name="T76" style:family="text">
      <style:text-properties officeooo:rsid="0202a82d"/>
    </style:style>
    <style:style style:name="T77" style:family="text">
      <style:text-properties officeooo:rsid="02041dc8"/>
    </style:style>
    <style:style style:name="T78" style:family="text">
      <style:text-properties officeooo:rsid="0205c151"/>
    </style:style>
    <style:style style:name="T79" style:family="text">
      <style:text-properties officeooo:rsid="0208e049"/>
    </style:style>
    <style:style style:name="T80" style:family="text">
      <style:text-properties officeooo:rsid="020a3d15"/>
    </style:style>
    <style:style style:name="T81" style:family="text">
      <style:text-properties officeooo:rsid="02100c61"/>
    </style:style>
    <style:style style:name="T82" style:family="text">
      <style:text-properties officeooo:rsid="0210db72"/>
    </style:style>
    <style:style style:name="T83" style:family="text">
      <style:text-properties officeooo:rsid="02115bd8"/>
    </style:style>
    <style:style style:name="T84" style:family="text">
      <style:text-properties officeooo:rsid="021209a0"/>
    </style:style>
    <style:style style:name="T85" style:family="text">
      <style:text-properties officeooo:rsid="02136901"/>
    </style:style>
    <style:style style:name="T86" style:family="text">
      <style:text-properties officeooo:rsid="02142096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3a92e7" style:font-style-asian="normal" style:font-style-complex="normal"/>
    </style:style>
    <style:style style:name="T89" style:family="text">
      <style:text-properties fo:font-style="normal" officeooo:rsid="021a2504" style:font-style-asian="normal" style:font-style-complex="normal"/>
    </style:style>
    <style:style style:name="T90" style:family="text">
      <style:text-properties fo:font-style="normal" officeooo:rsid="00229078" style:font-style-asian="normal" style:font-style-complex="normal"/>
    </style:style>
    <style:style style:name="T91" style:family="text">
      <style:text-properties fo:font-style="normal" officeooo:rsid="001b7a80" style:font-style-asian="normal" style:font-style-complex="normal"/>
    </style:style>
    <style:style style:name="T92" style:family="text">
      <style:text-properties fo:font-style="normal" fo:background-color="#ffff00" loext:char-shading-value="0" style:font-style-asian="normal" style:font-style-complex="normal"/>
    </style:style>
    <style:style style:name="T93" style:family="text">
      <style:text-properties officeooo:rsid="021917bb"/>
    </style:style>
    <style:style style:name="T94" style:family="text">
      <style:text-properties officeooo:rsid="021a2504"/>
    </style:style>
    <style:style style:name="T95" style:family="text">
      <style:text-properties officeooo:rsid="021b3398"/>
    </style:style>
    <style:style style:name="T96" style:family="text">
      <style:text-properties officeooo:rsid="021cbee4"/>
    </style:style>
    <style:style style:name="T97" style:family="text">
      <style:text-properties officeooo:rsid="021d9dba"/>
    </style:style>
    <style:style style:name="T98" style:family="text">
      <style:text-properties officeooo:rsid="0226fa49"/>
    </style:style>
    <style:style style:name="T99" style:family="text">
      <style:text-properties officeooo:rsid="02288497"/>
    </style:style>
    <style:style style:name="T100" style:family="text">
      <style:text-properties officeooo:rsid="0229de7e"/>
    </style:style>
    <style:style style:name="T101" style:family="text">
      <style:text-properties officeooo:rsid="0229ff47"/>
    </style:style>
    <style:style style:name="T102" style:family="text">
      <style:text-properties officeooo:rsid="022cc65b"/>
    </style:style>
    <style:style style:name="T103" style:family="text">
      <style:text-properties officeooo:rsid="0230aa03"/>
    </style:style>
    <style:style style:name="T104" style:family="text">
      <style:text-properties officeooo:rsid="023261c2"/>
    </style:style>
    <style:style style:name="T105" style:family="text">
      <style:text-properties officeooo:rsid="023761d7"/>
    </style:style>
    <style:style style:name="T106" style:family="text">
      <style:text-properties officeooo:rsid="023ce0d4"/>
    </style:style>
    <style:style style:name="T107" style:family="text">
      <style:text-properties officeooo:rsid="02403a96"/>
    </style:style>
    <style:style style:name="T108" style:family="text">
      <style:text-properties officeooo:rsid="02415db1"/>
    </style:style>
    <style:style style:name="T109" style:family="text">
      <style:text-properties officeooo:rsid="024342c7"/>
    </style:style>
    <style:style style:name="T110" style:family="text">
      <style:text-properties officeooo:rsid="024638d3"/>
    </style:style>
    <style:style style:name="T111" style:family="text">
      <style:text-properties officeooo:rsid="024c971b"/>
    </style:style>
    <style:style style:name="T112" style:family="text">
      <style:text-properties officeooo:rsid="02523688"/>
    </style:style>
    <style:style style:name="T113" style:family="text">
      <style:text-properties officeooo:rsid="025802c7"/>
    </style:style>
    <style:style style:name="T114" style:family="text">
      <style:text-properties officeooo:rsid="02581e20"/>
    </style:style>
    <style:style style:name="T115" style:family="text">
      <style:text-properties officeooo:rsid="025adcc1"/>
    </style:style>
    <style:style style:name="T116" style:family="text">
      <style:text-properties officeooo:rsid="025ceee7"/>
    </style:style>
    <style:style style:name="T117" style:family="text">
      <style:text-properties officeooo:rsid="025e8921"/>
    </style:style>
    <style:style style:name="T118" style:family="text">
      <style:text-properties officeooo:rsid="025f6304"/>
    </style:style>
    <style:style style:name="T119" style:family="text">
      <style:text-properties officeooo:rsid="02636c1c"/>
    </style:style>
    <style:style style:name="T120" style:family="text">
      <style:text-properties officeooo:rsid="0264de71"/>
    </style:style>
    <style:style style:name="T121" style:family="text">
      <style:text-properties officeooo:rsid="02653ee3"/>
    </style:style>
    <style:style style:name="T122" style:family="text">
      <style:text-properties officeooo:rsid="0267c7a0"/>
    </style:style>
    <style:style style:name="T123" style:family="text">
      <style:text-properties officeooo:rsid="026c2deb"/>
    </style:style>
    <style:style style:name="T124" style:family="text">
      <style:text-properties officeooo:rsid="026cb769"/>
    </style:style>
    <style:style style:name="T125" style:family="text">
      <style:text-properties officeooo:rsid="026d6009"/>
    </style:style>
    <style:style style:name="T126" style:family="text">
      <style:text-properties officeooo:rsid="026e8f00"/>
    </style:style>
    <style:style style:name="T127" style:family="text">
      <style:text-properties fo:background-color="#ffff00" loext:char-shading-value="0"/>
    </style:style>
    <style:style style:name="T128" style:family="text">
      <style:text-properties officeooo:rsid="025adcc1" fo:background-color="#ffff00" loext:char-shading-value="0"/>
    </style:style>
    <style:style style:name="T129" style:family="text">
      <style:text-properties officeooo:rsid="02769fb7" fo:background-color="#ffff00" loext:char-shading-value="0"/>
    </style:style>
    <style:style style:name="T130" style:family="text">
      <style:text-properties officeooo:rsid="026cb769" fo:background-color="#ffff00" loext:char-shading-value="0"/>
    </style:style>
    <style:style style:name="T131" style:family="text">
      <style:text-properties officeooo:rsid="0307a56c" fo:background-color="#ffff00" loext:char-shading-value="0"/>
    </style:style>
    <style:style style:name="T132" style:family="text">
      <style:text-properties officeooo:rsid="0353fffd" fo:background-color="#ffff00" loext:char-shading-value="0"/>
    </style:style>
    <style:style style:name="T133" style:family="text">
      <style:text-properties officeooo:rsid="03567091" fo:background-color="#ffff00" loext:char-shading-value="0"/>
    </style:style>
    <style:style style:name="T134" style:family="text">
      <style:text-properties officeooo:rsid="003a5af1" fo:background-color="#ffff00" loext:char-shading-value="0"/>
    </style:style>
    <style:style style:name="T135" style:family="text">
      <style:text-properties officeooo:rsid="0205c151" fo:background-color="#ffff00" loext:char-shading-value="0"/>
    </style:style>
    <style:style style:name="T136" style:family="text">
      <style:text-properties officeooo:rsid="021d9dba" fo:background-color="#ffff00" loext:char-shading-value="0"/>
    </style:style>
    <style:style style:name="T137" style:family="text">
      <style:text-properties officeooo:rsid="03793a94" fo:background-color="#ffff00" loext:char-shading-value="0"/>
    </style:style>
    <style:style style:name="T138" style:family="text">
      <style:text-properties officeooo:rsid="037dfb10" fo:background-color="#ffff00" loext:char-shading-value="0"/>
    </style:style>
    <style:style style:name="T139" style:family="text">
      <style:text-properties officeooo:rsid="039f045b" fo:background-color="#ffff00" loext:char-shading-value="0"/>
    </style:style>
    <style:style style:name="T140" style:family="text">
      <style:text-properties officeooo:rsid="03aaad60" fo:background-color="#ffff00" loext:char-shading-value="0"/>
    </style:style>
    <style:style style:name="T141" style:family="text">
      <style:text-properties officeooo:rsid="03ba5430" fo:background-color="#ffff00" loext:char-shading-value="0"/>
    </style:style>
    <style:style style:name="T142" style:family="text">
      <style:text-properties officeooo:rsid="02d2dccc" fo:background-color="#ffff00" loext:char-shading-value="0"/>
    </style:style>
    <style:style style:name="T143" style:family="text">
      <style:text-properties officeooo:rsid="02736073"/>
    </style:style>
    <style:style style:name="T144" style:family="text">
      <style:text-properties officeooo:rsid="02747e81"/>
    </style:style>
    <style:style style:name="T145" style:family="text">
      <style:text-properties officeooo:rsid="02769fb7"/>
    </style:style>
    <style:style style:name="T146" style:family="text">
      <style:text-properties officeooo:rsid="027793d5"/>
    </style:style>
    <style:style style:name="T147" style:family="text">
      <style:text-properties officeooo:rsid="0278d59e"/>
    </style:style>
    <style:style style:name="T148" style:family="text">
      <style:text-properties officeooo:rsid="027fea0b"/>
    </style:style>
    <style:style style:name="T149" style:family="text">
      <style:text-properties officeooo:rsid="02852a5e"/>
    </style:style>
    <style:style style:name="T150" style:family="text">
      <style:text-properties officeooo:rsid="028803ef"/>
    </style:style>
    <style:style style:name="T151" style:family="text">
      <style:text-properties officeooo:rsid="0289dc1f"/>
    </style:style>
    <style:style style:name="T152" style:family="text">
      <style:text-properties style:use-window-font-color="true" officeooo:rsid="0289dc1f" fo:background-color="transparent" loext:char-shading-value="0"/>
    </style:style>
    <style:style style:name="T153" style:family="text">
      <style:text-properties style:use-window-font-color="true" officeooo:rsid="028aa05a" fo:background-color="transparent" loext:char-shading-value="0"/>
    </style:style>
    <style:style style:name="T154" style:family="text">
      <style:text-properties style:use-window-font-color="true" officeooo:rsid="028b6b12" fo:background-color="transparent" loext:char-shading-value="0"/>
    </style:style>
    <style:style style:name="T155" style:family="text">
      <style:text-properties style:use-window-font-color="true" officeooo:rsid="0290cdd4" fo:background-color="transparent" loext:char-shading-value="0"/>
    </style:style>
    <style:style style:name="T156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weight="normal" style:font-weight-asian="normal" style:font-weight-complex="normal"/>
    </style:style>
    <style:style style:name="T159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0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68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69" style:family="text">
      <style:text-properties officeooo:rsid="026e43dc"/>
    </style:style>
    <style:style style:name="T170" style:family="text">
      <style:text-properties officeooo:rsid="029525af"/>
    </style:style>
    <style:style style:name="T171" style:family="text">
      <style:text-properties officeooo:rsid="0295318b"/>
    </style:style>
    <style:style style:name="T172" style:family="text">
      <style:text-properties officeooo:rsid="0299994e"/>
    </style:style>
    <style:style style:name="T173" style:family="text">
      <style:text-properties officeooo:rsid="029a8140"/>
    </style:style>
    <style:style style:name="T174" style:family="text">
      <style:text-properties officeooo:rsid="02a967ff"/>
    </style:style>
    <style:style style:name="T175" style:family="text">
      <style:text-properties officeooo:rsid="02acfaa8"/>
    </style:style>
    <style:style style:name="T176" style:family="text">
      <style:text-properties officeooo:rsid="02b07e75"/>
    </style:style>
    <style:style style:name="T177" style:family="text">
      <style:text-properties officeooo:rsid="02b3865a"/>
    </style:style>
    <style:style style:name="T178" style:family="text">
      <style:text-properties officeooo:rsid="02be8792"/>
    </style:style>
    <style:style style:name="T179" style:family="text">
      <style:text-properties officeooo:rsid="02c3f5ee"/>
    </style:style>
    <style:style style:name="T180" style:family="text">
      <style:text-properties officeooo:rsid="02cd519c"/>
    </style:style>
    <style:style style:name="T181" style:family="text">
      <style:text-properties officeooo:rsid="02d13f68"/>
    </style:style>
    <style:style style:name="T182" style:family="text">
      <style:text-properties officeooo:rsid="02d2dccc"/>
    </style:style>
    <style:style style:name="T183" style:family="text">
      <style:text-properties officeooo:rsid="02e32391"/>
    </style:style>
    <style:style style:name="T184" style:family="text">
      <style:text-properties officeooo:rsid="02e4b27d"/>
    </style:style>
    <style:style style:name="T185" style:family="text">
      <style:text-properties officeooo:rsid="02e7b0bb"/>
    </style:style>
    <style:style style:name="T186" style:family="text">
      <style:text-properties officeooo:rsid="02e90f55"/>
    </style:style>
    <style:style style:name="T187" style:family="text">
      <style:text-properties officeooo:rsid="02eb28cf"/>
    </style:style>
    <style:style style:name="T188" style:family="text">
      <style:text-properties officeooo:rsid="02ecf391"/>
    </style:style>
    <style:style style:name="T189" style:family="text">
      <style:text-properties officeooo:rsid="02ef9e4c"/>
    </style:style>
    <style:style style:name="T190" style:family="text">
      <style:text-properties officeooo:rsid="02f37207"/>
    </style:style>
    <style:style style:name="T191" style:family="text">
      <style:text-properties officeooo:rsid="02f3fef4"/>
    </style:style>
    <style:style style:name="T192" style:family="text">
      <style:text-properties officeooo:rsid="02f40c6d"/>
    </style:style>
    <style:style style:name="T193" style:family="text">
      <style:text-properties officeooo:rsid="02f44243"/>
    </style:style>
    <style:style style:name="T194" style:family="text">
      <style:text-properties officeooo:rsid="02f87ae3"/>
    </style:style>
    <style:style style:name="T195" style:family="text">
      <style:text-properties officeooo:rsid="02f8cae9"/>
    </style:style>
    <style:style style:name="T196" style:family="text">
      <style:text-properties officeooo:rsid="02fef729"/>
    </style:style>
    <style:style style:name="T197" style:family="text">
      <style:text-properties officeooo:rsid="030143de"/>
    </style:style>
    <style:style style:name="T198" style:family="text">
      <style:text-properties officeooo:rsid="0305d2d6"/>
    </style:style>
    <style:style style:name="T199" style:family="text">
      <style:text-properties officeooo:rsid="0309672d"/>
    </style:style>
    <style:style style:name="T200" style:family="text">
      <style:text-properties officeooo:rsid="030b5782"/>
    </style:style>
    <style:style style:name="T201" style:family="text">
      <style:text-properties officeooo:rsid="030d4f98"/>
    </style:style>
    <style:style style:name="T202" style:family="text">
      <style:text-properties officeooo:rsid="030db7ae"/>
    </style:style>
    <style:style style:name="T203" style:family="text">
      <style:text-properties officeooo:rsid="030fa319"/>
    </style:style>
    <style:style style:name="T204" style:family="text">
      <style:text-properties officeooo:rsid="03107dc6"/>
    </style:style>
    <style:style style:name="T205" style:family="text">
      <style:text-properties officeooo:rsid="0310861e"/>
    </style:style>
    <style:style style:name="T206" style:family="text">
      <style:text-properties officeooo:rsid="01d872e6"/>
    </style:style>
    <style:style style:name="T207" style:family="text">
      <style:text-properties officeooo:rsid="031417ee"/>
    </style:style>
    <style:style style:name="T208" style:family="text">
      <style:text-properties officeooo:rsid="0317f0c9"/>
    </style:style>
    <style:style style:name="T209" style:family="text">
      <style:text-properties officeooo:rsid="031b4b0f"/>
    </style:style>
    <style:style style:name="T210" style:family="text">
      <style:text-properties officeooo:rsid="031c9a5f"/>
    </style:style>
    <style:style style:name="T211" style:family="text">
      <style:text-properties officeooo:rsid="031dae92"/>
    </style:style>
    <style:style style:name="T212" style:family="text">
      <style:text-properties officeooo:rsid="031ed558"/>
    </style:style>
    <style:style style:name="T213" style:family="text">
      <style:text-properties officeooo:rsid="0320ddff"/>
    </style:style>
    <style:style style:name="T214" style:family="text">
      <style:text-properties officeooo:rsid="0322046f"/>
    </style:style>
    <style:style style:name="T215" style:family="text">
      <style:text-properties officeooo:rsid="032309a0"/>
    </style:style>
    <style:style style:name="T216" style:family="text">
      <style:text-properties officeooo:rsid="03243a39"/>
    </style:style>
    <style:style style:name="T217" style:family="text">
      <style:text-properties officeooo:rsid="032445bd"/>
    </style:style>
    <style:style style:name="T218" style:family="text">
      <style:text-properties officeooo:rsid="032526bd"/>
    </style:style>
    <style:style style:name="T219" style:family="text">
      <style:text-properties officeooo:rsid="03317262"/>
    </style:style>
    <style:style style:name="T220" style:family="text">
      <style:text-properties officeooo:rsid="0335f866"/>
    </style:style>
    <style:style style:name="T221" style:family="text">
      <style:text-properties officeooo:rsid="033850f4"/>
    </style:style>
    <style:style style:name="T222" style:family="text">
      <style:text-properties officeooo:rsid="0339883b"/>
    </style:style>
    <style:style style:name="T223" style:family="text">
      <style:text-properties officeooo:rsid="033ae99c"/>
    </style:style>
    <style:style style:name="T224" style:family="text">
      <style:text-properties officeooo:rsid="033e4ca2"/>
    </style:style>
    <style:style style:name="T225" style:family="text">
      <style:text-properties officeooo:rsid="033ef708"/>
    </style:style>
    <style:style style:name="T226" style:family="text">
      <style:text-properties officeooo:rsid="033f2e5e"/>
    </style:style>
    <style:style style:name="T227" style:family="text">
      <style:text-properties officeooo:rsid="03404471"/>
    </style:style>
    <style:style style:name="T228" style:family="text">
      <style:text-properties officeooo:rsid="0342111f"/>
    </style:style>
    <style:style style:name="T229" style:family="text">
      <style:text-properties officeooo:rsid="0343534e"/>
    </style:style>
    <style:style style:name="T230" style:family="text">
      <style:text-properties officeooo:rsid="0344ecec"/>
    </style:style>
    <style:style style:name="T231" style:family="text">
      <style:text-properties officeooo:rsid="0345b7f4"/>
    </style:style>
    <style:style style:name="T232" style:family="text">
      <style:text-properties officeooo:rsid="034ee39a"/>
    </style:style>
    <style:style style:name="T233" style:family="text">
      <style:text-properties officeooo:rsid="03513fb3"/>
    </style:style>
    <style:style style:name="T234" style:family="text">
      <style:text-properties officeooo:rsid="0356184f"/>
    </style:style>
    <style:style style:name="T235" style:family="text">
      <style:text-properties officeooo:rsid="03567091"/>
    </style:style>
    <style:style style:name="T236" style:family="text">
      <style:text-properties officeooo:rsid="03576c89"/>
    </style:style>
    <style:style style:name="T237" style:family="text">
      <style:text-properties officeooo:rsid="0358366c"/>
    </style:style>
    <style:style style:name="T238" style:family="text">
      <style:text-properties officeooo:rsid="0358419e"/>
    </style:style>
    <style:style style:name="T239" style:family="text">
      <style:text-properties officeooo:rsid="035911a6"/>
    </style:style>
    <style:style style:name="T240" style:family="text">
      <style:text-properties officeooo:rsid="035e58de"/>
    </style:style>
    <style:style style:name="T241" style:family="text">
      <style:text-properties officeooo:rsid="03601b1f"/>
    </style:style>
    <style:style style:name="T242" style:family="text">
      <style:text-properties officeooo:rsid="03645774"/>
    </style:style>
    <style:style style:name="T243" style:family="text">
      <style:text-properties officeooo:rsid="001a7ac3"/>
    </style:style>
    <style:style style:name="T244" style:family="text">
      <style:text-properties officeooo:rsid="00229078"/>
    </style:style>
    <style:style style:name="T245" style:family="text">
      <style:text-properties officeooo:rsid="003909c1"/>
    </style:style>
    <style:style style:name="T246" style:family="text">
      <style:text-properties officeooo:rsid="001c8877"/>
    </style:style>
    <style:style style:name="T247" style:family="text">
      <style:text-properties officeooo:rsid="001ee3b7"/>
    </style:style>
    <style:style style:name="T248" style:family="text">
      <style:text-properties officeooo:rsid="0028c4e3"/>
    </style:style>
    <style:style style:name="T249" style:family="text">
      <style:text-properties officeooo:rsid="0024fff9"/>
    </style:style>
    <style:style style:name="T250" style:family="text">
      <style:text-properties officeooo:rsid="002aa211"/>
    </style:style>
    <style:style style:name="T251" style:family="text">
      <style:text-properties officeooo:rsid="00251ea2"/>
    </style:style>
    <style:style style:name="T252" style:family="text">
      <style:text-properties officeooo:rsid="00317aaf"/>
    </style:style>
    <style:style style:name="T253" style:family="text">
      <style:text-properties officeooo:rsid="00360c91"/>
    </style:style>
    <style:style style:name="T254" style:family="text">
      <style:text-properties officeooo:rsid="004603e1"/>
    </style:style>
    <style:style style:name="T255" style:family="text">
      <style:text-properties officeooo:rsid="003a92e7"/>
    </style:style>
    <style:style style:name="T256" style:family="text">
      <style:text-properties officeooo:rsid="004387a9"/>
    </style:style>
    <style:style style:name="T257" style:family="text">
      <style:text-properties fo:font-weight="bold" style:font-weight-asian="bold" style:font-weight-complex="bold"/>
    </style:style>
    <style:style style:name="T258" style:family="text">
      <style:text-properties fo:font-weight="bold" officeooo:rsid="004387a9" style:font-weight-asian="bold" style:font-weight-complex="bold"/>
    </style:style>
    <style:style style:name="T259" style:family="text">
      <style:text-properties officeooo:rsid="0366c94c"/>
    </style:style>
    <style:style style:name="T260" style:family="text">
      <style:text-properties officeooo:rsid="036c9346"/>
    </style:style>
    <style:style style:name="T261" style:family="text">
      <style:text-properties officeooo:rsid="036cf913"/>
    </style:style>
    <style:style style:name="T262" style:family="text">
      <style:text-properties officeooo:rsid="036ee0a9"/>
    </style:style>
    <style:style style:name="T263" style:family="text">
      <style:text-properties officeooo:rsid="03793a94"/>
    </style:style>
    <style:style style:name="T264" style:family="text">
      <style:text-properties officeooo:rsid="037dfb10"/>
    </style:style>
    <style:style style:name="T265" style:family="text">
      <style:text-properties officeooo:rsid="037e5239"/>
    </style:style>
    <style:style style:name="T266" style:family="text">
      <style:text-properties officeooo:rsid="0380e794"/>
    </style:style>
    <style:style style:name="T267" style:family="text">
      <style:text-properties officeooo:rsid="03850522"/>
    </style:style>
    <style:style style:name="T268" style:family="text">
      <style:text-properties officeooo:rsid="0389f902"/>
    </style:style>
    <style:style style:name="T269" style:family="text">
      <style:text-properties officeooo:rsid="038aface"/>
    </style:style>
    <style:style style:name="T270" style:family="text">
      <style:text-properties officeooo:rsid="038c30c3"/>
    </style:style>
    <style:style style:name="T271" style:family="text">
      <style:text-properties officeooo:rsid="038d95df"/>
    </style:style>
    <style:style style:name="T272" style:family="text">
      <style:text-properties officeooo:rsid="038da1e2"/>
    </style:style>
    <style:style style:name="T273" style:family="text">
      <style:text-properties officeooo:rsid="03921dc7"/>
    </style:style>
    <style:style style:name="T274" style:family="text">
      <style:text-properties officeooo:rsid="039363f1"/>
    </style:style>
    <style:style style:name="T275" style:family="text">
      <style:text-properties officeooo:rsid="0393f903"/>
    </style:style>
    <style:style style:name="T276" style:family="text">
      <style:text-properties fo:background-color="#ffffff" loext:char-shading-value="0"/>
    </style:style>
    <style:style style:name="T277" style:family="text">
      <style:text-properties officeooo:rsid="0393f903" fo:background-color="#ffffff" loext:char-shading-value="0"/>
    </style:style>
    <style:style style:name="T278" style:family="text">
      <style:text-properties officeooo:rsid="03b39402" fo:background-color="#ffffff" loext:char-shading-value="0"/>
    </style:style>
    <style:style style:name="T279" style:family="text">
      <style:text-properties officeooo:rsid="043028e6" fo:background-color="#ffffff" loext:char-shading-value="0"/>
    </style:style>
    <style:style style:name="T280" style:family="text">
      <style:text-properties officeooo:rsid="043499de" fo:background-color="#ffffff" loext:char-shading-value="0"/>
    </style:style>
    <style:style style:name="T281" style:family="text">
      <style:text-properties officeooo:rsid="0395c9c1"/>
    </style:style>
    <style:style style:name="T282" style:family="text">
      <style:text-properties officeooo:rsid="039b99af"/>
    </style:style>
    <style:style style:name="T283" style:family="text">
      <style:text-properties officeooo:rsid="039f045b"/>
    </style:style>
    <style:style style:name="T284" style:family="text">
      <style:text-properties officeooo:rsid="039f7662"/>
    </style:style>
    <style:style style:name="T285" style:family="text">
      <style:text-properties officeooo:rsid="03a0eb10"/>
    </style:style>
    <style:style style:name="T286" style:family="text">
      <style:text-properties officeooo:rsid="03a33e9c"/>
    </style:style>
    <style:style style:name="T287" style:family="text">
      <style:text-properties officeooo:rsid="03a52bd6"/>
    </style:style>
    <style:style style:name="T288" style:family="text">
      <style:text-properties officeooo:rsid="03a8d313"/>
    </style:style>
    <style:style style:name="T289" style:family="text">
      <style:text-properties officeooo:rsid="03aaad60"/>
    </style:style>
    <style:style style:name="T290" style:family="text">
      <style:text-properties officeooo:rsid="03acb48b"/>
    </style:style>
    <style:style style:name="T291" style:family="text">
      <style:text-properties officeooo:rsid="03ae3867"/>
    </style:style>
    <style:style style:name="T292" style:family="text">
      <style:text-properties officeooo:rsid="03b00857"/>
    </style:style>
    <style:style style:name="T293" style:family="text">
      <style:text-properties officeooo:rsid="03b1c398"/>
    </style:style>
    <style:style style:name="T294" style:family="text">
      <style:text-properties officeooo:rsid="03b39402"/>
    </style:style>
    <style:style style:name="T295" style:family="text">
      <style:text-properties officeooo:rsid="03b5d75a"/>
    </style:style>
    <style:style style:name="T296" style:family="text">
      <style:text-properties officeooo:rsid="03b7c840"/>
    </style:style>
    <style:style style:name="T297" style:family="text">
      <style:text-properties officeooo:rsid="03b87e91"/>
    </style:style>
    <style:style style:name="T298" style:family="text">
      <style:text-properties officeooo:rsid="03bb6800"/>
    </style:style>
    <style:style style:name="T299" style:family="text">
      <style:text-properties officeooo:rsid="03bd27ce"/>
    </style:style>
    <style:style style:name="T300" style:family="text">
      <style:text-properties officeooo:rsid="03bf6ba5"/>
    </style:style>
    <style:style style:name="T301" style:family="text">
      <style:text-properties officeooo:rsid="03c34570"/>
    </style:style>
    <style:style style:name="T302" style:family="text">
      <style:text-properties officeooo:rsid="03c6080c"/>
    </style:style>
    <style:style style:name="T303" style:family="text">
      <style:text-properties officeooo:rsid="03cdfd50"/>
    </style:style>
    <style:style style:name="T304" style:family="text">
      <style:text-properties officeooo:rsid="03ce1e27"/>
    </style:style>
    <style:style style:name="T305" style:family="text">
      <style:text-properties officeooo:rsid="03cf7310"/>
    </style:style>
    <style:style style:name="T306" style:family="text">
      <style:text-properties officeooo:rsid="03d09904"/>
    </style:style>
    <style:style style:name="T307" style:family="text">
      <style:text-properties officeooo:rsid="03d25074"/>
    </style:style>
    <style:style style:name="T308" style:family="text">
      <style:text-properties officeooo:rsid="03ee20ff"/>
    </style:style>
    <style:style style:name="T309" style:family="text">
      <style:text-properties officeooo:rsid="03ef6eb9"/>
    </style:style>
    <style:style style:name="T310" style:family="text">
      <style:text-properties officeooo:rsid="03f5bf2a"/>
    </style:style>
    <style:style style:name="T311" style:family="text">
      <style:text-properties officeooo:rsid="03fa821a"/>
    </style:style>
    <style:style style:name="T312" style:family="text">
      <style:text-properties officeooo:rsid="03fb1d16"/>
    </style:style>
    <style:style style:name="T313" style:family="text">
      <style:text-properties officeooo:rsid="03fc4231"/>
    </style:style>
    <style:style style:name="T314" style:family="text">
      <style:text-properties officeooo:rsid="03fd8b27"/>
    </style:style>
    <style:style style:name="T315" style:family="text">
      <style:text-properties officeooo:rsid="03fe8238"/>
    </style:style>
    <style:style style:name="T316" style:family="text">
      <style:text-properties officeooo:rsid="03ff6ddd"/>
    </style:style>
    <style:style style:name="T317" style:family="text">
      <style:text-properties officeooo:rsid="040138de"/>
    </style:style>
    <style:style style:name="T318" style:family="text">
      <style:text-properties officeooo:rsid="040d264a"/>
    </style:style>
    <style:style style:name="T319" style:family="text">
      <style:text-properties officeooo:rsid="040f1ff9"/>
    </style:style>
    <style:style style:name="T320" style:family="text">
      <style:text-properties officeooo:rsid="0410f8a5"/>
    </style:style>
    <style:style style:name="T321" style:family="text">
      <style:text-properties officeooo:rsid="04159598"/>
    </style:style>
    <style:style style:name="T322" style:family="text">
      <style:text-properties officeooo:rsid="041f3ad5"/>
    </style:style>
    <style:style style:name="T323" style:family="text">
      <style:text-properties officeooo:rsid="0421d579"/>
    </style:style>
    <style:style style:name="T324" style:family="text">
      <style:text-properties officeooo:rsid="04238c0f"/>
    </style:style>
    <style:style style:name="T325" style:family="text">
      <style:text-properties officeooo:rsid="0424f8a8"/>
    </style:style>
    <style:style style:name="T326" style:family="text">
      <style:text-properties officeooo:rsid="04260644"/>
    </style:style>
    <style:style style:name="T327" style:family="text">
      <style:text-properties officeooo:rsid="0427e5bf"/>
    </style:style>
    <style:style style:name="T328" style:family="text">
      <style:text-properties officeooo:rsid="042b2f1e"/>
    </style:style>
    <style:style style:name="T329" style:family="text">
      <style:text-properties officeooo:rsid="042dd754"/>
    </style:style>
    <style:style style:name="T330" style:family="text">
      <style:text-properties officeooo:rsid="043028e6"/>
    </style:style>
    <style:style style:name="T331" style:family="text">
      <style:text-properties officeooo:rsid="043499de"/>
    </style:style>
    <style:style style:name="T332" style:family="text">
      <style:text-properties officeooo:rsid="0439269c"/>
    </style:style>
    <style:style style:name="T333" style:family="text">
      <style:text-properties officeooo:rsid="04444f57"/>
    </style:style>
    <style:style style:name="T334" style:family="text">
      <style:text-properties officeooo:rsid="0444b8d6"/>
    </style:style>
    <style:style style:name="T335" style:family="text">
      <style:text-properties officeooo:rsid="04485648"/>
    </style:style>
    <style:style style:name="T336" style:family="text">
      <style:text-properties officeooo:rsid="0449caf6"/>
    </style:style>
    <style:style style:name="T337" style:family="text">
      <style:text-properties officeooo:rsid="044a7ae6"/>
    </style:style>
    <style:style style:name="T338" style:family="text">
      <style:text-properties officeooo:rsid="044c1b45"/>
    </style:style>
    <style:style style:name="T339" style:family="text">
      <style:text-properties officeooo:rsid="045233b0"/>
    </style:style>
    <style:style style:name="T340" style:family="text">
      <style:text-properties officeooo:rsid="04591176"/>
    </style:style>
    <style:style style:name="T341" style:family="text">
      <style:text-properties officeooo:rsid="045dac53"/>
    </style:style>
    <style:style style:name="T342" style:family="text">
      <style:text-properties officeooo:rsid="045e3506"/>
    </style:style>
    <style:style style:name="T343" style:family="text">
      <style:text-properties officeooo:rsid="045e7b01"/>
    </style:style>
    <style:style style:name="T344" style:family="text">
      <style:text-properties officeooo:rsid="04620783"/>
    </style:style>
    <style:style style:name="T345" style:family="text">
      <style:text-properties officeooo:rsid="0463e9d5"/>
    </style:style>
    <style:style style:name="T346" style:family="text">
      <style:text-properties officeooo:rsid="04673c3a"/>
    </style:style>
    <style:style style:name="T347" style:family="text">
      <style:text-properties officeooo:rsid="04692091"/>
    </style:style>
    <style:style style:name="T348" style:family="text">
      <style:text-properties officeooo:rsid="046a3ac4"/>
    </style:style>
    <style:style style:name="T349" style:family="text">
      <style:text-properties officeooo:rsid="046b02a6"/>
    </style:style>
    <style:style style:name="T350" style:family="text">
      <style:text-properties officeooo:rsid="046bf301"/>
    </style:style>
    <style:style style:name="T351" style:family="text">
      <style:text-properties officeooo:rsid="046d8807"/>
    </style:style>
    <style:style style:name="T352" style:family="text">
      <style:text-properties officeooo:rsid="04714981"/>
    </style:style>
    <style:style style:name="T353" style:family="text">
      <style:text-properties officeooo:rsid="047534bf"/>
    </style:style>
    <style:style style:name="T354" style:family="text">
      <style:text-properties officeooo:rsid="04786961"/>
    </style:style>
    <style:style style:name="T355" style:family="text">
      <style:text-properties officeooo:rsid="047a71b8"/>
    </style:style>
    <style:style style:name="T356" style:family="text">
      <style:text-properties officeooo:rsid="047d8622"/>
    </style:style>
    <style:style style:name="T357" style:family="text">
      <style:text-properties officeooo:rsid="0480e0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4" text:outline-level="1">Семь вечностей</text:h>
      <text:p text:style-name="P11">(<text:span text:style-name="T120">ниспада</text:span>ющее безумие)</text:p>
      <text:p text:style-name="P1"/>
      <text:h text:style-name="P296" text:outline-level="2">1</text:h>
      <text:p text:style-name="P126">009 Sound System – DreamScape <text:span text:style-name="T148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57"><text:a xlink:type="simple" xlink:href="https://www.youtube.com/watch?v=rvk5D1iI2LA" text:style-name="Internet_20_link" text:visited-style-name="Visited_20_Internet_20_Link">https://www.youtube.com/watch?v=rvk5D1iI2LA</text:a></text:p>
      <text:h text:style-name="P295" text:outline-level="1">Mark Knopfler - Marbletown - Córdoba 2010 </text:h>
      <text:p text:style-name="P57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69">ает</text:span> вокруг меня в нетерпении, бросая скомкан<text:span text:style-name="T69">ые</text:span> <text:span text:style-name="T69">шмотки</text:span> в <text:span text:style-name="T76">мешок</text:span> и утрамбовывая <text:span text:style-name="T69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71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69">ывает</text:span>, с размаху усевшись на <text:span text:style-name="T76">мешок</text:span>. Тот жалобно скрип<text:span text:style-name="T269">ит</text:span>.</text:p>
      <text:p text:style-name="P24"/>
      <text:p text:style-name="P24">- <text:span text:style-name="T70">Да вставай же!</text:span></text:p>
      <text:p text:style-name="P25">Не дождавшись, Джет нетерпеливо прыг<text:span text:style-name="T269">ает</text:span> ко мне и, поддев мордой, перев<text:span text:style-name="T269">одит</text:span> в сидячее положение.</text:p>
      <text:p text:style-name="P25"><text:span text:style-name="T76">Мешок</text:span>, облегчённо крякнув, выва<text:span text:style-name="T269">ливает</text:span> половину содержимого на землю.</text:p>
      <text:p text:style-name="P25"/>
      <text:p text:style-name="P238"><text:soft-page-break/><text:span text:style-name="T260">Три дня</text:span>! <text:span text:style-name="T260">Три</text:span> грёбаны<text:span text:style-name="T260">х</text:span> <text:span text:style-name="T260">дня</text:span> мы скрытно пробираемся к <text:span text:style-name="T73">проклятой </text:span><text:span text:style-name="T141">скале</text:span>, как какие-то <text:span text:style-name="T72">беглые каторжники</text:span>. <text:span text:style-name="T74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6">С <text:span text:style-name="T37">Агамемноном</text:span> шутки плохи – всё чаще по дороге нам встречаются обглоданные кости и разгрызенные черепа. <text:span text:style-name="T75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58"/>
      <text:p text:style-name="P58">Но самое опасное – даже не <text:span text:style-name="T297">Агамемнон</text:span>. <text:span text:style-name="T82">Нееет, чешуйчатый самовар вылетает из логова</text:span> <text:span text:style-name="T78">на охоту </text:span><text:span text:style-name="T135">на рассвете и возвращается до полдня,</text:span><text:span text:style-name="T78"> строго по расписанию. И если затаиться в </text:span><text:span text:style-name="T135">эти часы</text:span><text:span text:style-name="T78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58"/>
      <text:p text:style-name="P27"><text:span text:style-name="T198">Нет, Агамемнон – ерунда. </text:span>За нами. Гонятся. Чёртовы. Чокнутые. Пони.</text:p>
      <text:p text:style-name="P28"/>
      <text:p text:style-name="P28">Если бы <text:span text:style-name="T78">я</text:span> когда-нибудь <text:span text:style-name="T82">узнал</text:span>, что <text:span text:style-name="T77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81">мне </text:span>поперёк горла, если б я знал, что <text:span text:style-name="T82">этот </text:span>вождь верховодит табуном агрессивных мускулистых битюгов, а дочурка <text:span text:style-name="T80">его </text:span>– <text:span text:style-name="T79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201">аться</text:span> Дейдре, Хуман? Ведь всё так неплохо шло…</text:p>
      <text:p text:style-name="P60"/>
      <text:p text:style-name="P63">***</text:p>
      <text:p text:style-name="P259">&lt;<text:span text:style-name="T127">Добавить статуэтку Селестии</text:span>&gt;</text:p>
      <text:p text:style-name="P60">...</text:p>
      <text:p text:style-name="P64">- <text:span text:style-name="T97">Привет, красавчики! &lt;</text:span><text:span text:style-name="T136">Развернуть характер Эпплхэт</text:span><text:span text:style-name="T97">&gt;</text:span></text:p>
      <text:p text:style-name="P64"/>
      <text:p text:style-name="P88">Мы обернулись на голос и узрели с полдюжины коп<text:span text:style-name="T98">и</text:span>й, чуть ли не утыкающихся нам в носы.</text:p>
      <text:p text:style-name="P90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100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90"/>
      <text:p text:style-name="P91">- <text:span text:style-name="T101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91"><text:soft-page-break/></text:p>
      <text:p text:style-name="P96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92">В грудь Джет упиралось копьё крохотной поньки с гривой ёршиком.<text:span text:style-name="T263">&lt;</text:span><text:span text:style-name="T137">Развернуть характер Лейлы Блум</text:span><text:span text:style-name="T263">&gt;</text:span></text:p>
      <text:p text:style-name="P92"/>
      <text:p text:style-name="P92">- Хорошая попытка, <text:span text:style-name="T189">летун</text:span>, - расплылась в ехидной улыбке малютка, - но устраивать засады нас учат с младенчества. <text:span text:style-name="T102">Крылатым этого не понять, правда?</text:span></text:p>
      <text:p text:style-name="P92"/>
      <text:p text:style-name="P93">Тут до меня дошло, что крыльев у этих оборванцев не наблюдается.</text:p>
      <text:p text:style-name="P93"/>
      <text:p text:style-name="P94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63">&lt;</text:span><text:span text:style-name="T137">Шляпа с яблоком</text:span><text:span text:style-name="T263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3">Ноги и крылья. Очень туго. </text:span>И тогда они уже не могут бежать. И сердить нас. <text:span text:style-name="T105">А к пегасам ещё приковываем гирю.</text:span> Всё просто, усекли? <text:span text:style-name="T104">И нам плевать, что у пегаски крыло гнётся в обе стороны</text:span>, - <text:span text:style-name="T103">о</text:span>на <text:span text:style-name="T104">насмешливо кивнула</text:span> Джет.</text:p>
      <text:p text:style-name="P94"/>
      <text:p text:style-name="P94">Та мрачно стояла, сцепив зубы.</text:p>
      <text:p text:style-name="P93"/>
      <text:p text:style-name="P93">- За меня могут заплатить хороший выкуп, - наконец, <text:span text:style-name="T189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7">С него вы ничего не получите, лучше отпустите. Вы же не трогаете жеребят</text:span>?</text:p>
      <text:p text:style-name="P93"/>
      <text:p text:style-name="P95">Её собеседница только хмыкнула.</text:p>
      <text:p text:style-name="P95"/>
      <text:p text:style-name="P95">- Хорош жеребёнок - <text:span text:style-name="T105">ягодицы, что у ломовика!</text:span> - она задумалась. <text:span text:style-name="T99">- Так. Летуна – на кухню. А этого… красавчика – к Дейдре.</text:span></text:p>
      <text:p text:style-name="P88"/>
      <text:p text:style-name="P99">***</text:p>
      <text:p text:style-name="P111"/>
      <text:p text:style-name="P114">Тема беседы просто вводила <text:span text:style-name="T122">тебя </text:span>в шок, <text:span text:style-name="T122">Хуман!</text:span> Вот уже битых полчаса розовогривая поняха втолковывала тебе, что ты должен присоединиться к племенному табуну жеребцов <text:span text:style-name="T143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4"/>
      <text:p text:style-name="P114">…</text:p>
      <text:p text:style-name="P114"><text:soft-page-break/></text:p>
      <text:p text:style-name="P111">- <text:span text:style-name="T115">Эй, но я же не пони! Какой вам от меня прок в таком </text:span><text:span text:style-name="T128">идиотском</text:span><text:span text:style-name="T115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11"/>
      <text:p text:style-name="P121"><text:span text:style-name="T145">Я аж передёрнул плечами. </text:span><text:span text:style-name="T129">Конеёбство</text:span><text:span text:style-name="T145"> – это, явно, не то занятие, чем ты занимался в прошлом и хотел бы заниматься в будущем, Хуман! </text:span></text:p>
      <text:p text:style-name="P197">Поняха с недоверием смотрела на меня.</text:p>
      <text:p text:style-name="P120"/>
      <text:p text:style-name="P113">- <text:span text:style-name="T119">Хум, т</text:span>ы прикалываешься? Или та <text:span text:style-name="T265">п</text:span>о<text:span text:style-name="T265">л</text:span>оманая пегаска таки права, и ты действительно ни<text:span text:style-name="T172">чего</text:span> не <text:span text:style-name="T146">помнишь</text:span>?</text:p>
      <text:p text:style-name="P113"/>
      <text:p text:style-name="P115">Пон<text:span text:style-name="T143">ька</text:span> принялась загибать копыта, делая сброс через каждую пару:</text:p>
      <text:p text:style-name="P115"/>
      <text:p text:style-name="P116">- Во-первых, <text:span text:style-name="T143">полная </text:span>несовместимость видов – это миф, распространяемый последователями “<text:span text:style-name="T147">Торийской</text:span> <text:span text:style-name="T147">расы</text:span>”. <text:span text:style-name="T123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6"/>
      <text:p text:style-name="P116">…<text:span text:style-name="T144">Я истерически рассмеялся…</text:span></text:p>
      <text:p text:style-name="P116"/>
      <text:p text:style-name="P115">- Во-вторых, <text:span text:style-name="T124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30">У меня есть подруга из единорогов, </text:span><text:span text:style-name="T131">только ты не говори никому, это тайна!</text:span><text:span text:style-name="T124"> Хотя, может, ты умеешь магичить, Хум?</text:span></text:p>
      <text:p text:style-name="P122"/>
      <text:p text:style-name="P123">Поняха с надеждой посмотрела на меня. Я с огромным облегчением отрицательно помотал головой.</text:p>
      <text:p text:style-name="P115"/>
      <text:p text:style-name="P117">- <text:span text:style-name="T149">В</text:span>-третьих, в твоём случае даже не столь важн<text:span text:style-name="T151">а</text:span> <text:span text:style-name="T151">свежая кровь</text:span>, как то, что ты – представитель совершенно иного племени. <text:span text:style-name="T124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7"/>
      <text:p text:style-name="P192">Дейдра мечтательно вздохнула.</text:p>
      <text:p text:style-name="P191"/>
      <text:p text:style-name="P191"><text:soft-page-break/>- Может, ты тоже вождь своего племени, <text:span text:style-name="T125">Хум</text:span>? Какой у <text:span text:style-name="T125">тебя</text:span> талант? <text:span text:style-name="T125">Летать и магичить ты не умеешь. </text:span>Может, <text:span text:style-name="T125">т</text:span>ы <text:span text:style-name="T125">умеешь</text:span> <text:span text:style-name="T152">предсказывать погоду? Нам бы очень пригодилось в выращивании картохи. Может быть, ты даже умеешь </text:span><text:span text:style-name="T155">управлять облаками</text:span><text:span text:style-name="T152">? Мы б тогда пегасам показали копыто от плеча </text:span><text:span text:style-name="T153">вместо </text:span><text:span text:style-name="T152">четверт</text:span><text:span text:style-name="T154">и</text:span><text:span text:style-name="T152"> урожая за дождик после посевной!</text:span></text:p>
      <text:p text:style-name="P101"/>
      <text:p text:style-name="P193">Я упорно помотал головой. <text:span text:style-name="T169">Дейдра пристально уставилась на меня, пытаясь рассмотреть мой талант. Наконец она ухмыльнулась кривой улыбкой.</text:span></text:p>
      <text:p text:style-name="P119"/>
      <text:p text:style-name="P118">- И, наконец, в-четвёртых, <text:span text:style-name="T175">если ты будешь моим личным фаворитом, то конкретно</text:span> для меня аспект потомства совершенно не критичен. <text:span text:style-name="T126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13">- <text:span text:style-name="T170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94"/>
      <text:p text:style-name="P195">Розовая поняха заметно поскучнела.</text:p>
      <text:p text:style-name="P98"/>
      <text:p text:style-name="P98">- <text:span text:style-name="T171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7"/>
      <text:p text:style-name="P105"><text:span text:style-name="T112">Розовогривая кобылка</text:span> вытащила зубами из-<text:span text:style-name="T106">за топчана</text:span> пузатую фляжку из тыквы <text:span text:style-name="T106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4"/>
      <text:p text:style-name="P100">- <text:span text:style-name="T106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00"/>
      <text:p text:style-name="P234">Я <text:span text:style-name="T199">улыбнулся и </text:span>понимающе покачал головой. <text:span text:style-name="T200">Всё-таки между людьми и пони намного больше общего, чем тебе казалось, Хуман!</text:span></text:p>
      <text:p text:style-name="P236">Дейдра уныло свесила голову.</text:p>
      <text:p text:style-name="P106"/>
      <text:p text:style-name="P106">- Если бы ты знал, как меня это <text:span text:style-name="T121">достало</text:span>! <text:span text:style-name="T107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7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6"/>
      <text:p text:style-name="P107"><text:span text:style-name="T117">Розовая к</text:span>обылка <text:span text:style-name="T113">вновь</text:span> сжала зубами горлышко и запрокинула бутылку. Послышалось долгое бульканье.</text:p>
      <text:p text:style-name="P100"/>
      <text:p text:style-name="P100">- <text:span text:style-name="T108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00"/>
      <text:p text:style-name="P108">Дейдра в напускном ужасе округлила глаза и покрутила возле виска копытом. Кудряшки <text:span text:style-name="T114">её</text:span> гривы стали подозрительно <text:span text:style-name="T118">топорщиться</text:span> в разные стороны.</text:p>
      <text:p text:style-name="P107"/>
      <text:p text:style-name="P107">- Хум, они полностью <text:span text:style-name="T109">бананулись</text:span> на жеребятах! Абсолютно и безвозвратно! <text:span text:style-name="T109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9"/>
      <text:p text:style-name="P109">Кобылка завела глаза, сложила губы бантиком и произнесла фальцетом:</text:p>
      <text:p text:style-name="P109"/>
      <text:p text:style-name="P110">- <text:span text:style-name="T110">Дейдра, </text:span>тебе <text:span text:style-name="T110">п</text:span>ора заиметь своего покакунчика-посисюнчика, надо исполнить своё предназначение, <text:span text:style-name="T116">нам нужен преемник вождю,</text:span> песчинки-то падают, всем нужен покакунчик, не быть тебе полноценной без посисюнчика…</text:p>
      <text:p text:style-name="P109"/>
      <text:p text:style-name="P109">Дейдра с чувством приложилась лбом о стол. <text:span text:style-name="T173">Послышался треск. </text:span>Полупустая бутылка подпрыгнула и остановилась у самого края. <text:span text:style-name="T110">Я даже начал проникаться сочувствием к своей поработительнице.</text:span></text:p>
      <text:p text:style-name="P109"/>
      <text:p text:style-name="P107">- <text:span text:style-name="T110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7"/>
      <text:p text:style-name="P112"><text:span text:style-name="T111">Вместе с храпом изо рта великой пиратки вылетело три розовых пузыря. </text:span>Поняха явно перебрала с алкоголем.</text:p>
      <text:p text:style-name="P107"/>
      <text:p text:style-name="P103">***</text:p>
      <text:p text:style-name="P100"/>
      <text:p text:style-name="P202">Положение единственного человека в обществе пони имеет свои преимущества, <text:span text:style-name="T177">Хуман</text:span>! Нет, не то, что чокнутые на всю голову поняхи рассматривают тебя как кандидата на <text:span text:style-name="T177">улучшение племенной крови. </text:span><text:soft-page-break/><text:span text:style-name="T177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04"/>
      <text:p text:style-name="P205">Поэтому полночь застала меня тыкающимся во все <text:span text:style-name="T183">углы </text:span>в поисках <text:span text:style-name="T179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03"/>
      <text:p text:style-name="P198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198">- Мн-мн-хррр, - сонно чавкала пегаска, пуская слюни. - <text:span text:style-name="T174">Гороховый суп закончился. Пюре будет через полчаса. Не ломайте лавки, пожалуйста… А? Что?</text:span></text:p>
      <text:p text:style-name="P124"/>
      <text:p text:style-name="P199">Я шёлкнул пегаску по носу.</text:p>
      <text:p text:style-name="P199">- Вставай! Надо сматываться. <text:span text:style-name="T176">Дейдра хочет сделать меня своим фаворитом. У меня плохие предчувствия на этот счёт.</text:span></text:p>
      <text:p text:style-name="P199"/>
      <text:p text:style-name="P201">Пегаска <text:span text:style-name="T180">поднялась</text:span>, потирая нос копытом. <text:span text:style-name="T181">Рваное одеяло сползло с её тела и в нос мне ударил кислый запах. </text:span></text:p>
      <text:p text:style-name="P209">- <text:span text:style-name="T127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01">- <text:span text:style-name="T182">Не знаю, Хум, о каких </text:span><text:span text:style-name="T142">докторах</text:span><text:span text:style-name="T182"> ты говоришь, но хороший </text:span><text:span text:style-name="T142">знахарь-шаман</text:span><text:span text:style-name="T182">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01"/>
      <text:p text:style-name="P201">…</text:p>
      <text:p text:style-name="P201"/>
      <text:p text:style-name="P207">Очертания большого зала едва угадывались в тусклом свете остывающих углей камина. <text:span text:style-name="T184">В дальнем углу темнела заветная дверь. Всего двадцать шагов – и ты на свободе, Хуман!</text:span></text:p>
      <text:p text:style-name="P208"/>
      <text:p text:style-name="P208">Есть только одно маленькое “но”.</text:p>
      <text:p text:style-name="P208">Эти двадцать шагов заполнены валяющимися вповалку, храпящими, <text:span text:style-name="T186">чмокающими, сопящими</text:span> и дёргающими<text:span text:style-name="T186">ся</text:span> во сне пони.</text:p>
      <text:p text:style-name="P201"/>
      <text:p text:style-name="P201"><text:soft-page-break/>- <text:span text:style-name="T184">Ты чего остановился? - пихнула меня головой в спину Джет. - Надо торопиться, пока не рассвело!</text:span></text:p>
      <text:p text:style-name="P200"/>
      <text:p text:style-name="P210">Я обреченно вздохнул, выбрал на полу место, свободное от понеконечностей и поставил туда ногу.</text:p>
      <text:p text:style-name="P211">Почти попал. Светло-коричневая пони ойкнула и сжалась во сне, когда я наступил ей на хвост.</text:p>
      <text:p text:style-name="P211">Теперь уже не время для размусоливаний! Отбросив осторожность, я быстрым шагом, <text:span text:style-name="T187">балансируя на носках и </text:span>выискивая свободные клочки пола, пробрался к выходу. <text:span text:style-name="T187">Балерина на пуантах позавидовала бы твоей грациозности, Хуман!</text:span></text:p>
      <text:p text:style-name="P211"/>
      <text:p text:style-name="P212">Позади меня послышалось топанье, череда взвизгиваний и возни, нарастающая, подобно <text:span text:style-name="T188">прибою.</text:span></text:p>
      <text:p text:style-name="P213">Джет невозмутимо торила свой путь прямо по ногам, туловищам и хвостам распластавшихся на полу пони.</text:p>
      <text:p text:style-name="P89"/>
      <text:p text:style-name="P89">- <text:span text:style-name="T188">Ты рехнулась? - зашипел на неё я, - надо ж осторожно!</text:span></text:p>
      <text:p text:style-name="P89">- <text:span text:style-name="T188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9"/>
      <text:p text:style-name="P214">Фейспалм был такой силы, что больше походил на пощёчину самому себе. <text:span text:style-name="T190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214"/>
      <text:p text:style-name="P216">Я остервенело дёргал ручку двери, ощущая затылком просыпающийся зал.</text:p>
      <text:p text:style-name="P214">- <text:span text:style-name="T191">Закрыто, блин! - я дёрнул ещё сильнее и приложился задницой о пол, сжимая в руке оторванную ручку.</text:span></text:p>
      <text:p text:style-name="P215"/>
      <text:p text:style-name="P215">- <text:span text:style-name="T192">Хум</text:span><text:span text:style-name="T156">, подвинься!</text:span></text:p>
      <text:p text:style-name="P217">Пегаска оттеснила меня крупом и повернулась к двери задом.</text:p>
      <text:p text:style-name="P214"/>
      <text:p text:style-name="P260">БАБАХ!!!</text:p>
      <text:p text:style-name="P260"/>
      <text:p text:style-name="P261">Я ошалело смотрел на дверь, вылетевшую вместе с косяком во двор.</text:p>
      <text:p text:style-name="P261"/>
      <text:p text:style-name="P261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3">Всё равно как дать ребёнку ложку и увидеть, как он завяжет её бантиком.</text:span></text:p>
      <text:p text:style-name="P261">- <text:span text:style-name="T193">Ага. - ухмыльнулась Джет. - Я — крутая! По заднему джебу мне нет равных на нашем облаке и двух соседних!</text:span></text:p>
      <text:p text:style-name="P264"><text:soft-page-break/><text:span text:style-name="T156">- </text:span><text:span text:style-name="T157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62"/>
      <text:p text:style-name="P265">Мои ноги обнимала Дейдра, улыбаясь мне хищной улыбкой.</text:p>
      <text:p text:style-name="P263"/>
      <text:p text:style-name="P263">- <text:span text:style-name="T193">И, кстати, чтобы открыть её, достаточно было просто отодвинуть засов.</text:span></text:p>
      <text:p text:style-name="P265"/>
      <text:p text:style-name="P271">В забеге на первенство тупости ты уверенно дог<text:span text:style-name="T221">о</text:span>няешь пегаску, Хуман!</text:p>
      <text:p text:style-name="P272">Я криво улыбнулся Дейдре.</text:p>
      <text:p text:style-name="P271"/>
      <text:p text:style-name="P272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70"/>
      <text:p text:style-name="P273">Я сразу понял, что улыбаться Дейдре было плохой идеей. Поняха состроила щенячьи глаза и усилила и <text:span text:style-name="T282">без того</text:span> стальную хватку вокруг моих ног.</text:p>
      <text:p text:style-name="P268"/>
      <text:p text:style-name="P268">- <text:span text:style-name="T266">Не бросай меня, Хум! Мне тут так скууучнооо!</text:span></text:p>
      <text:p text:style-name="P268"/>
      <text:p text:style-name="P274">Губы её задрожжали, как будто она собралась зареветь.</text:p>
      <text:p text:style-name="P268">Идея Джет <text:span text:style-name="T197">схватить</text:span> меня зубами за шиворот куртки и побежать <text:span text:style-name="T222">со мной </text:span>что есть мочи была <text:span text:style-name="T266">ещё хуже</text:span>. Дейдра от меня так и не отцепилась, зато я хорошо приложился головой о дверной проём, <text:span text:style-name="T197">так что</text:span> дальнейшую погоню помню смутн<text:span text:style-name="T194">о</text:span>.</text:p>
      <text:p text:style-name="P266"/>
      <text:p text:style-name="P267">- Не смей отбирать у меня юнгу! - орала Дейдра, упираясь в землю задними копытами. - <text:span text:style-name="T194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67"/>
      <text:p text:style-name="P267">- <text:span text:style-name="T223">Ммммфффф! - отвечала ей Джет.</text:span></text:p>
      <text:p text:style-name="P267"/>
      <text:p text:style-name="P269"><text:span text:style-name="T224">Диалог</text:span> прервалс<text:span text:style-name="T196">я</text:span> <text:span text:style-name="T195">взвизгом и </text:span>плеском воды. Наконец-то я почувствовал свои ноги свободными!</text:p>
      <text:p text:style-name="P266"/>
      <text:p text:style-name="P63">***</text:p>
      <text:p text:style-name="P60"/>
      <text:p text:style-name="P61">- <text:span text:style-name="T83">Ты опять за своё! - крик Джет прямо в ухо перемешивает все воспоминания. - Выныривай! Они уже совсем близко!!!</text:span></text:p>
      <text:p text:style-name="P61"><text:soft-page-break/></text:p>
      <text:p text:style-name="P85">Я содрог<text:span text:style-name="T270">аюсь</text:span>, вск<text:span text:style-name="T270">акиваю</text:span> с земли и машинально забр<text:span text:style-name="T271">а</text:span>с<text:span text:style-name="T270">ываю</text:span> мешок на плёчо.</text:p>
      <text:p text:style-name="P60"/>
      <text:p text:style-name="P60">- <text:span text:style-name="T86">Идём.</text:span></text:p>
      <text:p text:style-name="P60"/>
      <text:h text:style-name="P297" text:outline-level="2">2</text:h>
      <text:p text:style-name="P59"/>
      <text:p text:style-name="P235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2">двери </text:span>в положение “открыто”. Краткие минуты полного уединения от себе подобных закончились.</text:p>
      <text:p text:style-name="P21"/>
      <text:p text:style-name="P21">- <text:span text:style-name="T206">Дед, сигу не долганёшь?</text:span></text:p>
      <text:p text:style-name="P128">- <text:span text:style-name="T207">Не курю.</text:span></text:p>
      <text:p text:style-name="P128">- <text:span text:style-name="T207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9"><text:span text:style-name="T216">Крыс</text:span> спрыгнул с подоконника, <text:span text:style-name="T208">царапнув грязным ногтем по кафелю уборной.</text:span></text:p>
      <text:p text:style-name="P129">- <text:span text:style-name="T208">Ты ведь должен мне ещё с прошлого раза.</text:span></text:p>
      <text:p text:style-name="P129"/>
      <text:p text:style-name="P130">Я вытащил из <text:span text:style-name="T226">рукава</text:span> пижамы двадцати<text:span text:style-name="T225">санти</text:span>метровый гвоздь и плюнул <text:span text:style-name="T216">ему </text:span>под ноги.</text:p>
      <text:p text:style-name="P130"/>
      <text:p text:style-name="P130">- Ничего я тебе не должен. <text:span text:style-name="T217">И ты сам это знаешь.</text:span> Пошёл нахуй.</text:p>
      <text:p text:style-name="P130"/>
      <text:p text:style-name="P130"><text:span text:style-name="T216">Крыс</text:span> криво улыбнулся.</text:p>
      <text:p text:style-name="P130"/>
      <text:p text:style-name="P130">- Ну-ну. Вы т<text:span text:style-name="T210">ут</text:span>, в Чертогах, совсем озверели, что ли? <text:span text:style-name="T209">Из окон выпрыгиваете, н</text:span>а людей кидаетесь. <text:span text:style-name="T227">Ладно-ладно, </text:span>пока. Ещё увидимся.</text:p>
      <text:p text:style-name="P130"/>
      <text:p text:style-name="P132">Я старательно прятал гвоздь внутрь <text:span text:style-name="T226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3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31">Для меня оста<text:span text:style-name="T220">ётся</text:span> тайной, как <text:span text:style-name="T217">Крыс</text:span> пробира<text:span text:style-name="T212">ется</text:span> из общей палаты к нам. <text:span text:style-name="T214">Он почему-то считает, что нам выдают какие-то особенные “сиги” для яйцеголовых, с примесью ЛСД. И к</text:span>аждый раз, когда он появля<text:span text:style-name="T220">ется</text:span> на <text:span text:style-name="T217">режимном</text:span> этаже, он <text:span text:style-name="T220">думает</text:span>, что его обитатели должны ему пачку за такое геройство. <text:span text:style-name="T211">И </text:span><text:soft-page-break/><text:span text:style-name="T211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31"/>
      <text:p text:style-name="P142">В коридоре было пусто. Крыс, подобно Белому Кролику из “Алисы”, уже испарился в тщательно <text:span text:style-name="T219">скрываемой</text:span> им тропе к общей палат<text:span text:style-name="T227">е</text:span>. Радио сонно вещало о <text:span text:style-name="T259">Папе Римском, что вёл проповедь <text:s/>у храма Ясукуни о недопустимости атомной войны. </text:span>“( <text:span text:style-name="T127">первый шаг Армагеддона</text:span>)”. </text:p>
      <text:p text:style-name="P134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33">Я уже открывал дверь в палату, когда услышал <text:span text:style-name="T228">лениво брошенное в спину замечание.</text:span></text:p>
      <text:p text:style-name="P133"/>
      <text:p text:style-name="P133">- <text:span text:style-name="T229">Дед, собирай шмотки, скоро переезжаешь. На твоё место новенького поселяют. А тебя в соседнюю палату.</text:span></text:p>
      <text:p text:style-name="P135"/>
      <text:p text:style-name="P135">Я повернулся.</text:p>
      <text:p text:style-name="P135"/>
      <text:p text:style-name="P135">- Когда переезд?</text:p>
      <text:p text:style-name="P135">- Завтра. Или послезавтра, если чувак в реанимации задержится. </text:p>
      <text:p text:style-name="P135">- <text:span text:style-name="T230">А почему не новенького в соседнюю? На кой чёрт им я сдался?</text:span></text:p>
      <text:p text:style-name="P135"/>
      <text:p text:style-name="P136"><text:s/>Дредд удивлённо бухнулся на все четыре ножки стула.</text:p>
      <text:p text:style-name="P138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2">Переезжать не придётся – новенький умрёт в реанимации – </text:span><text:span text:style-name="T139">Хэвэн</text:span><text:span text:style-name="T132"> стал</text:span><text:span text:style-name="T133">а</text:span><text:span text:style-name="T132"> более жесток</text:span><text:span text:style-name="T133">ой</text:span><text:span text:style-name="T132"> в своих играх</text:span><text:span text:style-name="T33">&gt;</text:span></text:p>
      <text:p text:style-name="P136"/>
      <text:p text:style-name="P139"><text:soft-page-break/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40">Но <text:span text:style-name="T231">в новой палате не будет Терминатора с его бесценной уткой. </text:span>А <text:span text:style-name="T234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7">Уроках</text:span>. <text:span text:style-name="T232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41">Так что нет, не за память я пекусь. Просто приём <text:span text:style-name="T233">нейролептиков</text:span> напрочь отключает не только память, но и сновидения – я проверял.</text:p>
      <text:p text:style-name="P141"/>
      <text:p text:style-name="P141">А мне нравятся сны.</text:p>
      <text:p text:style-name="P16"/>
      <text:p text:style-name="P146">***</text:p>
      <text:p text:style-name="P182">&lt;<text:span text:style-name="T127">Статуэтка Селестии</text:span>&gt;</text:p>
      <text:p text:style-name="P150"><text:span text:style-name="T301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1">преследователей </text:span>не виден уже последние два дня. <text:span text:style-name="T274">Я спускаюсь вниз и спрыгиваю с нижней ветки на землю. </text:span></text:p>
      <text:p text:style-name="P147"/>
      <text:p text:style-name="P137">- <text:span text:style-name="T274">Таки оторвались. Но впереди обрыв. Надо думать, как спуститься.</text:span></text:p>
      <text:p text:style-name="P137"/>
      <text:p text:style-name="P148"><text:span text:style-name="T275">Джет виновато смотрит на меня. Вот глупая пегаска! Она </text:span><text:span text:style-name="T277">счит</text:span><text:span text:style-name="T278">ает</text:span><text:span text:style-name="T277"> себя обязанной разведывать обстановку с высоты. Каждый раз, когда я карабкаюсь на дерево, она прячется в кусты от стыда</text:span><text:span text:style-name="T275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9"/>
      <text:p text:style-name="P136">- <text:span text:style-name="T286">Каша будет готова через пять минут.</text:span></text:p>
      <text:p text:style-name="P136"/>
      <text:p text:style-name="P151">Словно бы в заглаживание вины своей немощности, Джет взяла готовку пищи на себя. </text:p>
      <text:p text:style-name="P151"/>
      <text:p text:style-name="P151">И хотя гороховая каша и гороховый же суп уже вызывают омерзение, без уворованного у твердолобов мешка гороха <text:span text:style-name="T294">вам</text:span> с пегаской уже пришлось бы перейти на подножный корм. И если Джет ещё <text:span text:style-name="T295">может</text:span> перебиться травой, то тебе, Хум<text:span text:style-name="T292">ан</text:span>, пришлось бы жевать кору <text:span text:style-name="T287">и шишки</text:span>. <text:span text:style-name="T287">И не сомневайся, через пяток дней подобного меню ты стал бы с гастрономическим интересом посматривать на соседку!</text:span></text:p>
      <text:p text:style-name="P136"/>
      <text:p text:style-name="P152">Джет сид<text:span text:style-name="T294">ит</text:span> у костра напротив меня и молча ж<text:span text:style-name="T294">уёт</text:span> кашу.</text:p>
      <text:p text:style-name="P136"><text:soft-page-break/>- <text:span text:style-name="T293">Ты теперь до старости будешь его носить? - указываю я на одеяло.</text:span></text:p>
      <text:p text:style-name="P153">Пегаска только сильнее кутается в него. Ка<text:span text:style-name="T294">жется,</text:span> она дрожит.</text:p>
      <text:p text:style-name="P153">- <text:span text:style-name="T294">Тебе холодно? Брось, у костра же жарко? Давай я на тебя куртку накину?</text:span></text:p>
      <text:p text:style-name="P154">Джет молча отодвигается от <text:span text:style-name="T296">меня</text:span> подальше и всё так же кутается в одеяло. <text:span text:style-name="T295">За прошедшие дни оно порядком испачкалось и сбоку на нём красуется тёмное жирное пятно.</text:span></text:p>
      <text:p text:style-name="P155"/>
      <text:p text:style-name="P155">Ладно же, мне эти странности уже осточертели!</text:p>
      <text:p text:style-name="P155">Я недоумённо пожимаю плечами, <text:span text:style-name="T304">залажу в укромное гнёздышко в гуще орешника </text:span>и стараюсь заснуть. <text:span text:style-name="T303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55"/>
      <text:p text:style-name="P156">Едва слышится шорох сзади. Сначала чуть заметно коснувшись, Джет медленно прижимается ко мне <text:span text:style-name="T299">всей </text:span>спиной. <text:span text:style-name="T305">Она сильно дрожит.</text:span></text:p>
      <text:p text:style-name="P156"><text:span text:style-name="T299">Так м</text:span>ы согреваем друг-друга <text:span text:style-name="T298">с тех пор</text:span>, как сбежали от твердолобов – ночи стали заметно свежее.</text:p>
      <text:p text:style-name="P156">Но сейчас я отверг<text:span text:style-name="T307">аю</text:span> негласный договор. Это и раздражение на скрытность пегаски, и… </text:p>
      <text:p text:style-name="P156"><text:span text:style-name="T300">Запах! Опять он</text:span>! <text:span text:style-name="T306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56"/>
      <text:p text:style-name="P156">- Джет, блин, у нас речка в двух шагах! Я понимаю, холодно, но нельзя ли помыться? Реально трудно находиться рядом с тобой…</text:p>
      <text:p text:style-name="P156"/>
      <text:p text:style-name="P156">Так же беззвучно, как возникло, касание пропадает. Пропадает и запах…</text:p>
      <text:p text:style-name="P156">Я закрываю глаза.</text:p>
      <text:p text:style-name="P156"/>
      <text:p text:style-name="P156">Просыпаюсь от холода. <text:span text:style-name="T300">Щупаю рукой сзади себя. Наконец поворачиваюсь.</text:span></text:p>
      <text:p text:style-name="P157">Никого.</text:p>
      <text:p text:style-name="P157"/>
      <text:p text:style-name="P247"><text:span text:style-name="T39">Поздравляю,</text:span><text:span text:style-name="T38"> </text:span><text:span text:style-name="T39">Хум, ты </text:span><text:span text:style-name="T38">– </text:span><text:span text:style-name="T39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0">ты</text:span><text:span text:style-name="T39">. </text:span><text:span text:style-name="T40">И </text:span><text:span text:style-name="T41">будь уверен</text:span><text:span text:style-name="T39">, </text:span><text:span text:style-name="T40">красавчик, </text:span><text:span text:style-name="T41">ты даже</text:span><text:span text:style-name="T39"> не представляешь, как пахнешь сам </text:span><text:span text:style-name="T41">после недели похождений по лесу</text:span><text:span text:style-name="T39">. И исправить положение ты можешь только тем, что <text:s/>сейчас пойдёшь и извинишься перед Джет.</text:span></text:p>
      <text:p text:style-name="P158"/>
      <text:p text:style-name="P248"><text:span text:style-name="T39">П</text:span><text:span text:style-name="T21">олянка перед орешником пуста. Едва дымятся угли погасшего костра. </text:span><text:span text:style-name="T43">В лунном свете цепочка отпечатков копыт в песке ведёт к реке.</text:span></text:p>
      <text:p text:style-name="P249"><text:soft-page-break/><text:span text:style-name="T21">Я </text:span><text:span text:style-name="T43">иду следом</text:span><text:span text:style-name="T21">. </text:span><text:span text:style-name="T43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6">Несколько перьев сверкают каплями росы на песке. А рядом с ними лежит…</text:span></text:p>
      <text:p text:style-name="P163">…</text:p>
      <text:p text:style-name="P250"><text:span text:style-name="T21">О</text:span><text:span text:style-name="T44">х</text:span><text:span text:style-name="T21">, </text:span><text:span text:style-name="T44">щит!!! </text:span><text:span text:style-name="T45">М-м-мамочка…</text:span></text:p>
      <text:p text:style-name="P164">…</text:p>
      <text:p text:style-name="P253"><text:span text:style-name="T21">Меня выворачивает наизнанку. Я падаю на колени и неистово блюю в воду. </text:span><text:span text:style-name="T45">Течение уносит мой ужин к водопаду.</text:span></text:p>
      <text:p text:style-name="P254"><text:span text:style-name="T45">Р</text:span><text:span text:style-name="T21">ядом со мной </text:span><text:span text:style-name="T47">на песке </text:span><text:span text:style-name="T21">лежит часть крыла. Парочка опарышей ещё ползают по голуб</text:span><text:span text:style-name="T49">оватым</text:span><text:span text:style-name="T21"> перьям. Обломок кости белеет в лунном свете.</text:span></text:p>
      <text:p text:style-name="P165">Проклятье! Какой же я долбень!</text:p>
      <text:p text:style-name="P165"/>
      <text:p text:style-name="P255"><text:span text:style-name="T21">Я срываюсь с места и бегу вдоль реки по следам. Всё ближе гул водопада.</text:span><text:span text:style-name="T42"> </text:span><text:span text:style-name="T48">Нога </text:span><text:span text:style-name="T55">подскальзывается</text:span><text:span text:style-name="T48"> на серо</text:span><text:span text:style-name="T55">м</text:span><text:span text:style-name="T48"> одеял</text:span><text:span text:style-name="T56">е</text:span><text:span text:style-name="T48">, брошено</text:span><text:span text:style-name="T55">м</text:span><text:span text:style-name="T48"> у воды. </text:span><text:span text:style-name="T42">Мне </text:span><text:span text:style-name="T21">кажется</text:span><text:span text:style-name="T42">, или я </text:span><text:span text:style-name="T21">действительно </text:span><text:span text:style-name="T42">замечаю сквозь поредевшие деревья </text:span><text:span text:style-name="T48">фигур</text:span><text:span text:style-name="T61">к</text:span><text:span text:style-name="T48">у </text:span><text:span text:style-name="T50">Джет</text:span><text:span text:style-name="T42">?</text:span></text:p>
      <text:p text:style-name="P160"/>
      <text:p text:style-name="P163">Я ускоряюсь.</text:p>
      <text:p text:style-name="P251"><text:span text:style-name="T48">Пегаска, понурив голову, </text:span><text:span text:style-name="T51">бредёт к скальному выступу, нависающему над </text:span><text:span text:style-name="T52">каньоном</text:span><text:span text:style-name="T51">. </text:span><text:span text:style-name="T52">Чуть подумав, она делает шаг в бездну.</text:span></text:p>
      <text:p text:style-name="P252"><text:span text:style-name="T52">В последнем рывке я совершаю вратарский прыжок и хватаю пегаску за задние ноги. </text:span><text:span text:style-name="T57">Дыхание перехватывает от удара животом и грудью о камни.</text:span></text:p>
      <text:p text:style-name="P252"><text:span text:style-name="T52">Пегаска оборачивается. </text:span><text:span text:style-name="T58">Её п</text:span><text:span text:style-name="T52">ередняя нога засты</text:span><text:span text:style-name="T57">вает</text:span><text:span text:style-name="T52"> над пропастью.</text:span></text:p>
      <text:p text:style-name="P166"/>
      <text:p text:style-name="P166">- Джет, не дури, - хрипло прошу я осипшим от волнения голосом. - Я ступил. Я все эти дни тупил. Прости.</text:p>
      <text:p text:style-name="P256"><text:span text:style-name="T21">- </text:span><text:span text:style-name="T53">Хум, отпусти, - тихо отвечает она. - Ты прав, от меня действительно воняет. Я гнию заживо. </text:span><text:span text:style-name="T54">И лучше закончить так, чем протянуть ещё несколько дней и сдохнуть от гангрены.</text:span></text:p>
      <text:p text:style-name="P167">Пегаска поворачивается навстречу пропасти.</text:p>
      <text:p text:style-name="P167"/>
      <text:p text:style-name="P256"><text:span text:style-name="T59">-</text:span><text:span text:style-name="T54"> </text:span><text:span text:style-name="T59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0">Тебе нужен новый друг. </text:span><text:span text:style-name="T59">Я хочу улететь.</text:span></text:p>
      <text:p text:style-name="P250"><text:span text:style-name="T21">- </text:span><text:span text:style-name="T61">Нет! </text:span><text:span text:style-name="T62">Пожалуйста!!! Я вылечу тебя! Я… Я прижгу рану!</text:span></text:p>
      <text:p text:style-name="P168"/>
      <text:p text:style-name="P169">Сквозь рыдания я выкрикива<text:span text:style-name="T310">ю</text:span> какие-то сумасбродные идеи, пока пегаска молча сто<text:span text:style-name="T310">ит</text:span> над бездной.</text:p>
      <text:p text:style-name="P169">Наконец она усмех<text:span text:style-name="T310">ается</text:span>.</text:p>
      <text:p text:style-name="P169"/>
      <text:p text:style-name="P257"><text:soft-page-break/><text:span text:style-name="T21">- Тебе придётся поджарить половину меня, чтоб выжечь </text:span><text:span text:style-name="T64">заражение</text:span><text:span text:style-name="T21"> – он</text:span><text:span text:style-name="T64">о</text:span><text:span text:style-name="T21"> давно </text:span><text:span text:style-name="T63">перешл</text:span><text:span text:style-name="T64">о</text:span><text:span text:style-name="T63"> с крыла ниже </text:span><text:span text:style-name="T64">по вене</text:span><text:span text:style-name="T63">. Агамемнон скажет тебе спасибо за приготовленый обед, х</text:span><text:span text:style-name="T66">а</text:span><text:span text:style-name="T63">-</text:span><text:span text:style-name="T66">ха</text:span><text:span text:style-name="T63">!.. </text:span><text:span text:style-name="T66">Я пыталась сохранить крыло </text:span><text:span text:style-name="T67">любой ценой</text:span><text:span text:style-name="T66">: <text:s/>для пегасов жизнь – это полёт. А потом стало слишком поздно…</text:span></text:p>
      <text:p text:style-name="P258"><text:span text:style-name="T64">П</text:span><text:span text:style-name="T21">егаска взд</text:span><text:span text:style-name="T67">ыхает</text:span><text:span text:style-name="T21">.</text:span></text:p>
      <text:p text:style-name="P170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70"/>
      <text:p text:style-name="P258"><text:span text:style-name="T64">Я </text:span><text:span text:style-name="T21">не вер</text:span><text:span text:style-name="T67">ю</text:span><text:span text:style-name="T21"> своим ушам. Пегаска </text:span><text:span text:style-name="T65">проси</text:span><text:span text:style-name="T67">т</text:span><text:span text:style-name="T65"> прощения</text:span><text:span text:style-name="T21"> </text:span><text:span text:style-name="T65">у меня</text:span><text:span text:style-name="T21"> за то, что доставила мне неудобства своим видом и намерениями?! Чокнутые, чокнутые пони… </text:span><text:span text:style-name="T67">Милые, милые пони...</text:span></text:p>
      <text:p text:style-name="P161">Очень осторожно, словно бы извиняясь, Джет высвобо<text:span text:style-name="T310">ждает</text:span> сначала одну ногу из моего захвата. Потом вторую. Я тупо смотр<text:span text:style-name="T310">ю</text:span> на пустые ладони.</text:p>
      <text:p text:style-name="P161"/>
      <text:p text:style-name="P161">- Ты был хорошим другом. Прощай.</text:p>
      <text:p text:style-name="P161"/>
      <text:p text:style-name="P159">- <text:span text:style-name="T308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59"/>
      <text:p text:style-name="P162">Мы об<text:span text:style-name="T310">орачиваемся</text:span> на голос. <text:span text:style-name="T309">В свете первых лучей солнца на нас смотрит зебра.</text:span></text:p>
      <text:p text:style-name="P159"/>
      <text:h text:style-name="P297" text:outline-level="2">3</text:h>
      <text:p text:style-name="P171"/>
      <text:p text:style-name="P171">Лысый сверлил меня немигающим взглядом <text:span text:style-name="T317">всё время</text:span>, <text:span text:style-name="T311">пока я демонстративно аккуратно собирал узоры из двуцветных кубиков по эталонным картинкам</text:span>. <text:span text:style-name="T312">Алекс ёрзал на краешке стула, стараясь не смотреть в мою сторону. Руки его тряслись.</text:span></text:p>
      <text:p text:style-name="P171"/>
      <text:p text:style-name="P171">- <text:span text:style-name="T312">Вы сами видите… - обратился Лысый к Алексу. - Я бы его за периметр не выпускал. Вам решать, разумеется.</text:span></text:p>
      <text:p text:style-name="P136">- <text:span text:style-name="T313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36"/>
      <text:p text:style-name="P172">Лысый <text:span text:style-name="T314">грузно поднялся. Скрипнула дверь и мы остались один на один.</text:span></text:p>
      <text:p text:style-name="P172"/>
      <text:p text:style-name="P172">- <text:span text:style-name="T315">П-привет, Дедлайн - пробормотал Алекс.</text:span></text:p>
      <text:p text:style-name="P172">- <text:span text:style-name="T315">Привет, сослуживец, - криво усмехнулся я. Старое командное прозвище не вызвало во мне ностальгии.</text:span></text:p>
      <text:p text:style-name="P172"/>
      <text:p text:style-name="P174"><text:soft-page-break/>Алекс на миг встретился со мной взглядом и снова <text:span text:style-name="T318">опустил глаза</text:span>.</text:p>
      <text:p text:style-name="P174"/>
      <text:p text:style-name="P174">- Ты же знаешь, у нас не было другого выхода. Извини.</text:p>
      <text:p text:style-name="P172">- <text:span text:style-name="T319">Да ладно. Мне-то что. Тут неплохо кормят.</text:span></text:p>
      <text:p text:style-name="P172">- <text:span text:style-name="T321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172">- <text:span text:style-name="T321">А вот этого, как раз, не надо, - прервал я извинения Алекса. - Мне и в текущей неплохо. Говори, зачем позвал?</text:span></text:p>
      <text:p text:style-name="P172"/>
      <text:p text:style-name="P180">Алекс барабанил пальцами по столу, остранённо наблюдая за <text:span text:style-name="T329">кружащимися листьями за окном</text:span>. <text:span text:style-name="T331">Тощая кошка выскочила из полуприкрытого подвального окошка и понеслась за одним из них.</text:span> <text:span text:style-name="T335">Ворона, истошно каркая, спикировала на неё с ближайшей берёзы и скрылась серой тенью в глубине парка. </text:span><text:span text:style-name="T279">Облако в виде смешной крылатой лошадки приближалось по небосводу к </text:span><text:span text:style-name="T280">серым </text:span><text:span text:style-name="T279">корпусам больницы</text:span><text:span text:style-name="T330">.</text:span></text:p>
      <text:p text:style-name="P180"/>
      <text:p text:style-name="P180"><text:span text:style-name="T329">Наконец Алекс </text:span>пожал плечами и <text:span text:style-name="T276">посмотрел мне в глаза</text:span>.</text:p>
      <text:p text:style-name="P172">- <text:span text:style-name="T324">Дед, у нас проблемы. Хэвэн начала убивать.</text:span></text:p>
      <text:p text:style-name="P178"/>
      <text:p text:style-name="P178">Я <text:span text:style-name="T325">откинулся на спинку стула и </text:span>громко похлопал в ладоши.</text:p>
      <text:p text:style-name="P178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6">тебе</text:span> ещё два года назад: <text:span text:style-name="T323">м</text:span>ы в жопе. <text:span text:style-name="T323">Весь проект в жопе. Его пора закрывать.</text:span> Нет, серьёзно, я рад за <text:span text:style-name="T327">тебя</text:span>. Лучше поздно, чем никогда.</text:p>
      <text:p text:style-name="P176"/>
      <text:p text:style-name="P181">Мой бывший руководитель проекта досадливо сморщился и откинулся на спинку стула.</text:p>
      <text:p text:style-name="P181">- Ты не так меня понял. Мы не можем прикрыть проект. Никто нам не даст. <text:span text:style-name="T332">Особенно сейчас, когда у наших противников на подходе аналогичные комплексы. Нам нужна твоя помощь…</text:span></text:p>
      <text:p text:style-name="P181"/>
      <text:p text:style-name="P183">… Алекс <text:span text:style-name="T333">терпеливо подождал, пока я прекращу ржать.</text:span></text:p>
      <text:p text:style-name="P183"/>
      <text:p text:style-name="P184">- <text:span text:style-name="T334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183"/>
      <text:p text:style-name="P185">Я покачал головой.</text:p>
      <text:p text:style-name="P186"><text:soft-page-break/>- Нет. И не надейтесь. Я уж было подумал, на тебя нашло просветление. Раскатал губу. <text:span text:style-name="T336">Т</text:span>ы вместо <text:span text:style-name="T336">того, чтоб закрыть проект, </text:span>пришёл просить меня дать ему новую жизнь. <text:span text:style-name="T336">Не дождётесь. Х</text:span>ером вам всем поперёк морды.</text:p>
      <text:p text:style-name="P185"/>
      <text:p text:style-name="P186">Алекс долго молчал. </text:p>
      <text:p text:style-name="P186"><text:span text:style-name="T336">Барабанная дробь пальцев слилась в монотонное гудение. </text:span>Кошка во дворе нырнула обратно в подвал, неся в зубах добычу. <text:span text:style-name="T336">Небесная лошадка умчалась по своим делам, роняя космы перьев по всему небосводу.</text:span></text:p>
      <text:p text:style-name="P186"/>
      <text:p text:style-name="P186">- <text:span text:style-name="T337">Ты же понимаешь, что все последующие трупы будут висеть на тебе? - наконец произнёс он. - Проект всё равно продолжится. Уроки будут проходить несмотря ни на что и люди…</text:span></text:p>
      <text:p text:style-name="P186">- <text:span text:style-name="T338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186"/>
      <text:p text:style-name="P187">Я сжал кулаки <text:span text:style-name="T339">и встал</text:span>. Дверь отворилась и заглянул Лысый. Алекс отрицательно мотнул ему головой.</text:p>
      <text:p text:style-name="P187">- Всё в порядке. Мы разговариваем.</text:p>
      <text:p text:style-name="P187"/>
      <text:p text:style-name="P187">Дверь закрылась. <text:span text:style-name="T339">Я сел и отвернулся к окну.</text:span></text:p>
      <text:p text:style-name="P186"/>
      <text:p text:style-name="P186">- <text:span text:style-name="T339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186"/>
      <text:p text:style-name="P189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2">Чужая душа – потёмки. Т</text:span>от, которого я знал, не смог бы нырнуть так глубоко.</text:p>
      <text:p text:style-name="P186"/>
      <text:p text:style-name="P186">- <text:span text:style-name="T341">В разумных пределах, говоришь?</text:span></text:p>
      <text:p text:style-name="P186">- <text:span text:style-name="T341">В разумных.</text:span></text:p>
      <text:p text:style-name="P186">- <text:span text:style-name="T341">А забор будет?</text:span></text:p>
      <text:p text:style-name="P186">- <text:span text:style-name="T341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186">- <text:span text:style-name="T342">Понятно.</text:span></text:p>
      <text:p text:style-name="P186"><text:soft-page-break/></text:p>
      <text:p text:style-name="P54">Я решил схитрить. Просто из интереса. Кроме него, больше ловить <text:span text:style-name="T347">тут было</text:span> нечего.</text:p>
      <text:p text:style-name="P54"/>
      <text:p text:style-name="P54">- Хорошо, <text:span text:style-name="T347">Алекс, </text:span>почти убедил. <text:span text:style-name="T347">Я практически готов согласиться.</text:span> <text:span text:style-name="T350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3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4"/>
      <text:p text:style-name="P55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5">Я отказался.</text:span></text:p>
      <text:p text:style-name="P55"/>
      <text:p text:style-name="P55">- Дед, <text:span text:style-name="T348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276">- <text:span text:style-name="T346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276">- <text:span text:style-name="T349">Дед, - мягко остановил меня Алекс. - не надо. Не даешь мне помечтать, жестокий человек…</text:span></text:p>
      <text:p text:style-name="P276"/>
      <text:p text:style-name="P277">Выплюнув жвачку в салфетку и аккуратно препроводив бумажный шарик в ведро, Алекс печально развёл руками.</text:p>
      <text:p text:style-name="P278">- <text:span text:style-name="T351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81">- <text:span text:style-name="T352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81">- <text:span text:style-name="T352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Хэвэн как отец. Она – тсовё детище. Как ты можешь желать ей смерти?</text:span></text:p>
      <text:p text:style-name="P281">- <text:span text:style-name="T353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81"><text:soft-page-break/></text:p>
      <text:p text:style-name="P286">Алекс скучающе завёл глаза.</text:p>
      <text:p text:style-name="P286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4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86"/>
      <text:p text:style-name="P287">Алекс <text:span text:style-name="T354">посмотрел на часы, нахмурился и продолжил.</text:span></text:p>
      <text:p text:style-name="P287">- <text:span text:style-name="T354">И, надеюсь, не будем сражаться вгорячую. Потому что это будет означать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87"/>
      <text:p text:style-name="P287">- <text:span text:style-name="T354">Ну-ну. Ты очень убедительно рассказывал, я проникся. Но ты так и не ответил на мой вопрос,- напомнил я ему. Разговор начал мне надоедать.</text:span></text:p>
      <text:p text:style-name="P287"/>
      <text:p text:style-name="P289"><text:span text:style-name="T355">Мой бывший босс</text:span> всё понял. <text:span text:style-name="T357">Всё же проницательности ему было не занимать. </text:span>Он бросил на меня злой взгляд, но тем не менее, начал</text:p>
      <text:p text:style-name="P289">.</text:p>
      <text:p text:style-name="P287">- <text:span text:style-name="T354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вязаны с Хэвэн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87"/>
      <text:p text:style-name="P288">- <text:span text:style-name="T355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88"/>
      <text:p text:style-name="P293">Я оборвал смех.</text:p>
      <text:p text:style-name="P288"><text:span text:style-name="T355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чудовищем, меня пугает. Это реально страшно.</text:span></text:p>
      <text:p text:style-name="P281"/>
      <text:p text:style-name="P282">- <text:span text:style-name="T355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82"/>
      <text:p text:style-name="P290">Алекс пошёл к выходу. У двери он замялся и вдруг обернулся.</text:p>
      <text:p text:style-name="P283"><text:soft-page-break/>- <text:span text:style-name="T355">Самое страшное – это то, что ты до сих пор считаешь себя нормальным. - грустно улыбнулся Алекс. - <text:s/>Человеком. <text:s/>Мне реально страшно это видеть. И всем нам – остальные наблюдали по интеркому.</text:span></text:p>
      <text:p text:style-name="P282"/>
      <text:p text:style-name="P282">- <text:span text:style-name="T355">Что?</text:span></text:p>
      <text:p text:style-name="P282"/>
      <text:p text:style-name="P282">- <text:span text:style-name="T356">Дедлайн, ты собираешь узор из восьми кубиков по картинке за пару секунд. И при этом ещё успеваешь инвертировать цвета.</text:span></text:p>
      <text:p text:style-name="P282"><text:span text:style-name="T68"/></text:p>
      <text:p text:style-name="P282"><text:span text:style-name="T355">Алекс вышел.</text:span></text:p>
      <text:p text:style-name="P284"><text:line-break/>***</text:p>
      <text:p text:style-name="P282"/>
      <text:p text:style-name="P190">(добавить <text:s/>б<text:span text:style-name="T344">ы</text:span>та в Чертогах Разума и общения с “овощами”)</text:p>
      <text:p text:style-name="P185"/>
      <text:p text:style-name="P185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>- Это другое. То есть, я хочу сказать, то, что делала Хэвэн с вами – ужасно. Но сейчас творится что-то невообразимое.</text:p>
      <text:p text:style-name="P179">Дедлайн просит пустить его к Хэвэн. Алекс отказывает – боится, что Хэвэн убьёт и его.</text:p>
      <text:p text:style-name="P177">- <text:span text:style-name="T322">Самое страшное – вы считаете вправе держать в спецпсихушке</text:span> <text:span text:style-name="T322">нормального человека.</text:span></text:p>
      <text:p text:style-name="P177"/>
      <text:p text:style-name="P175"/>
      <text:p text:style-name="P175"/>
      <text:p text:style-name="P173">&lt;Дедлайн собирал фигур<text:span text:style-name="T316">у</text:span> из восьми кубиков за пару секунд – при этом инвертировал узор. <text:span text:style-name="T320">Хэвэн при сканнинге мозга делает учителей сверхлюдьми (хотя в реале они овощи). Каждый из них творит свою Эквестрию.</text:span>&gt;</text:p>
      <text:p text:style-name="P136"/>
      <text:p text:style-name="P136"/>
      <text:p text:style-name="P136"><text:soft-page-break/></text:p>
      <text:p text:style-name="P136"/>
      <text:p text:style-name="P136"/>
      <text:p text:style-name="P136"/>
      <text:p text:style-name="P136"/>
      <text:p text:style-name="P136"/>
      <text:p text:style-name="P227">… Стражница напротив вот уже полчаса молча сверл<text:span text:style-name="T265">ит</text:span> меня взглядом. </text:p>
      <text:p text:style-name="P232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27"/>
      <text:p text:style-name="P228">Я даже тайком <text:span text:style-name="T268">смотрю</text:span> <text:span text:style-name="T268">на</text:span> своё отражение в зеркальце, висящем на шее этой мрачной зебры. Нифига, лоб чистый, никаких каракулей не наблюдается.</text:p>
      <text:p text:style-name="P228"/>
      <text:p text:style-name="P228">- <text:span text:style-name="T267">А можно..? - наконец, начинаю я.</text:span></text:p>
      <text:p text:style-name="P228">- <text:span text:style-name="T267">Нельзя, - оборывает зебра. - Зеррика сама выйдет, когда закончит.</text:span></text:p>
      <text:p text:style-name="P228"/>
      <text:p text:style-name="P229">Подчёркивая сказанное, стражница перекры<text:span text:style-name="T268">вает</text:span> вход в палатку копьём.</text:p>
      <text:p text:style-name="P230"/>
      <text:p text:style-name="P230">Мне чертовски тревожно за пегаску. <text:span text:style-name="T272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233"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73">Но пегаске становилось всё хуже — и катастрофа была всего лишь вопросом времени. Очень скорого.</text:span></text:p>
      <text:p text:style-name="P233"><text:span text:style-name="T273">Потому,</text:span> когда <text:span text:style-name="T273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231"/>
      <text:p text:style-name="P230"/>
      <text:p text:style-name="P230"/>
      <text:p text:style-name="P226"/>
      <text:p text:style-name="P226">&lt;<text:span text:style-name="T127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8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4">..</text:span>&gt;</text:p>
      <text:p text:style-name="P225"/>
      <text:p text:style-name="P225"/>
      <text:p text:style-name="P225"><text:soft-page-break/></text:p>
      <text:p text:style-name="P225"><text:span text:style-name="T262">Шестой</text:span> день погони. Это начинает надоедать! <text:span text:style-name="T261">С тупостью пони может соперничать только их упрямость. Каждый день вечером я залажу на самое высокое дерево поблизости и замечаю дым костра от ставших на привал преследователей. И затем всю ночь мы с Джет уходим как можно дальше, по направлению к . </text:span></text:p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25"/>
      <text:p text:style-name="P218">.</text:p>
      <text:p text:style-name="P218">.</text:p>
      <text:p text:style-name="P275">Я открываю глаза и вижу фигуру в голубом.</text:p>
      <text:p text:style-name="P68"/>
      <text:p text:style-name="P69">- Быстро! За мной! - <text:span text:style-name="T243">торопливо </text:span>шепчет мне она.</text:p>
      <text:p text:style-name="P70">Я послушно ползу среди костей и раздавленных черепов за голубой… пони? Пони? Какой ещё, к дьяволу, пони?</text:p>
      <text:p text:style-name="P70">- Пегаской! - шипит, оборачиваясь, она.</text:p>
      <text:p text:style-name="P83">&lt;пегаска закована в лёгкие кожаныедоспехи&gt;</text:p>
      <text:p text:style-name="P70">Видно, последние слова я произнёс вслух. И, да, теперь я замечаю у поняхи два аккуратно сложенных на спине крыла.</text:p>
      <text:p text:style-name="P70">Черепа… Кости… Пегаска… Чушь какая-то!</text:p>
      <text:p text:style-name="P70"/>
      <text:p text:style-name="P237"><text:soft-page-break/><text:span text:style-name="T90">Поняха</text:span><text:span text:style-name="T87">, тем временем, юрко забилась под камень, в какую-то щель. Я озадаченно застыл перед </text:span><text:span text:style-name="T91">пещеркой</text:span><text:span text:style-name="T87">, </text:span><text:span text:style-name="T91">не решаясь ползти дальше</text:span><text:span text:style-name="T87">. Через мгновение злая мордаха поньки появилась в проёме, схватила меня зубами за шиворот и затащила внутрь.</text:span></text:p>
      <text:p text:style-name="P70"/>
      <text:p text:style-name="P70">- Какого чё…?!!</text:p>
      <text:p text:style-name="P70">- Тс-с-с! - сумасшедшая <text:span text:style-name="T244">пегаска</text:span> <text:s/>прижала одно копыто себе к губам, а вторым заткнула мне рот. - <text:span text:style-name="T245">Тише! Он с минуты на минуту появится! И слух у него очень чуткий!</text:span></text:p>
      <text:p text:style-name="P70">- <text:span text:style-name="T246">Появится кто? - спросил я, потирая ушибленную о каменный свод макушку.</text:span></text:p>
      <text:p text:style-name="P70"/>
      <text:p text:style-name="P71">Ответить <text:span text:style-name="T247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7">В последовавшем затем приглушенном рокоте я угадал дыхание огромного существа. Мне стало нехорошо.</text:span></text:p>
      <text:p text:style-name="P71"/>
      <text:p text:style-name="P72">Я пригнулся к уху поньки и еле слышно прошептал:</text:p>
      <text:p text:style-name="P72">- Кто это?</text:p>
      <text:p text:style-name="P72">- Агамемнон, - так же, едва шевеля губами, прошептала поняха. - Он сегодня голодный - <text:span text:style-name="T245">остался без обеда</text:span>. И у него хороший слух.</text:p>
      <text:p text:style-name="P73"/>
      <text:p text:style-name="P73">Я снова почесал ушибленный лоб</text:p>
      <text:p text:style-name="P71">- <text:span text:style-name="T244">Мне это имя вообще ничего не говорит.</text:span></text:p>
      <text:p text:style-name="P71"/>
      <text:p text:style-name="P74">Пегаска <text:span text:style-name="T248">критически</text:span> осмотрела меня.</text:p>
      <text:p text:style-name="P71">- <text:span text:style-name="T249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71"/>
      <text:p text:style-name="P84">Пегаска попробовала было потрогать меня в паху, но я <text:span text:style-name="T250">с возмущением</text:span> отбросил её копыто.</text:p>
      <text:p text:style-name="P84"/>
      <text:p text:style-name="P71">- <text:span text:style-name="T251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1"/>
      <text:p text:style-name="P75">От беспокойной возни снаружи скала задрожала. Кто-то шумно зевнул и с металлическим скрежетом почесался.</text:p>
      <text:p text:style-name="P75"/>
      <text:p text:style-name="P76">- <text:span text:style-name="T252">Так откуда ты? - пытливо спросила поняха.</text:span></text:p>
      <text:p text:style-name="P76"><text:soft-page-break/>- <text:span text:style-name="T252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7">Я закрыл глаза и сосредоточился…</text:p>
      <text:p text:style-name="P77"/>
      <text:p text:style-name="P77">Сияние… <text:span text:style-name="T168">Оно п</text:span><text:span text:style-name="T159">овсюду. </text:span><text:span text:style-name="T168">Нет верха и низа, нет направлений и расстояний. Нет м</text:span><text:span text:style-name="T159">ыслей. Нет чувств. Нет времени. Есть только бесконечное сияние…</text:span></text:p>
      <text:p text:style-name="P219"/>
      <text:p text:style-name="P77"><text:span text:style-name="T159">- </text:span><text:span text:style-name="T158">Не помню.</text:span></text:p>
      <text:p text:style-name="P220">- Что? - удивилась поняха. - Не помнишь, где твой дом?</text:p>
      <text:p text:style-name="P77"><text:span text:style-name="T158">- </text:span><text:span text:style-name="T160">Нет.</text:span></text:p>
      <text:p text:style-name="P77"><text:span text:style-name="T160">- </text:span><text:span text:style-name="T161">А как попал в гнездо Агамемнона — помнишь?</text:span></text:p>
      <text:p text:style-name="P221">- Нет.</text:p>
      <text:p text:style-name="P222">- А кто ты — помнишь?</text:p>
      <text:p text:style-name="P222">- Нет.</text:p>
      <text:p text:style-name="P77"><text:span text:style-name="T160">- Ну и ну. Ни в жизнь ещё таких чудаков не встречала. - покачала головой пегаска. - Ты не обижайся, но ты <text:s/>мозгами напоминаешь </text:span><text:span text:style-name="T162">мне</text:span><text:span text:style-name="T160"> </text:span><text:span text:style-name="T166">полугодовалого жеребёнка</text:span><text:span text:style-name="T160">. То есть, вообще не </text:span><text:span text:style-name="T167">паришь</text:span><text:span text:style-name="T160"> по жизни. Хотя, на вид, взрослый. Как ты, вообще, дожил до </text:span><text:span text:style-name="T162">своих лет, если не помнишь ничего?</text:span></text:p>
      <text:p text:style-name="P77"><text:span text:style-name="T162">- Я помню сияние, - пробормотал я. Мне стало муторно. Я помнил, что такое ящик пепси, что такое </text:span><text:span text:style-name="T163">ноутбук</text:span><text:span text:style-name="T162"> или </text:span><text:span text:style-name="T163">картофельные чипсы. Но кто такой я — не помнил абсолютно.</text:span></text:p>
      <text:p text:style-name="P223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7"><text:span text:style-name="T163">- </text:span><text:span text:style-name="T164">Следующий? - я мучительно пытался ухватить логическую нить. - А кто предыдущий?</text:span></text:p>
      <text:p text:style-name="P77"><text:span text:style-name="T164">- Предыдущий — это я, глупыш, - пегаска похлопала меня копытом по голове. - Иначе с какой радости я сидела бы у него в гнезде? </text:span><text:span text:style-name="T165">Видишь — это он меня шваркнул.</text:span></text:p>
      <text:p text:style-name="P224">Пегаска склонила шею и я увидел огромную шишку с кровоподтёком на затылке поняхи.</text:p>
      <text:p text:style-name="P224">- Только у меня голова крепче твоей. Я-<text:span text:style-name="T242">то</text:span> всё помню.</text:p>
      <text:p text:style-name="P223"/>
      <text:p text:style-name="P78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6"/>
      <text:p text:style-name="P76">Поняха закатила глаза и стукнулась лбом о камень.</text:p>
      <text:p text:style-name="P76">- Я ЖЕ <text:span text:style-name="T253">ПРЕДУПРЕЖДАЛА</text:span>, ПОТИШЕ!!! - заорала понька. - Что за тупой <text:span text:style-name="T134">индивид</text:span> попался!</text:p>
      <text:p text:style-name="P71"/>
      <text:p text:style-name="P76">Снаружи беспокойно завозились, что-то неразборчиво запыхтели и внезапно <text:span text:style-name="T254">валун</text:span>, под которым мы прятались, вознёсся над нашими головами.</text:p>
      <text:p text:style-name="P79">Поняха бросилась на меня, сбив с ног и закрыв телом и раскрывшимися крыльями.</text:p>
      <text:p text:style-name="P79"/>
      <text:p text:style-name="P79">- <text:span text:style-name="T255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9">- <text:span text:style-name="T255">А как же ты? Он же съест тебя?</text:span></text:p>
      <text:p text:style-name="P79">- <text:span text:style-name="T255">Не беспокойся, я в последний момент извернусь и улечу. Действуй!</text:span></text:p>
      <text:p text:style-name="P76"/>
      <text:p text:style-name="P80">Через накрывшую меня <text:span text:style-name="T256">голубую </text:span>гриву я видел к<text:span text:style-name="T250">расн</text:span>ого<text:span text:style-name="T250"> дракон</text:span>а<text:span text:style-name="T250"> величиной с баобаб. Одной лапой он сжимал наш валун. Второй</text:span> <text:span text:style-name="T250">задумчиво почёсыва</text:span>л<text:span text:style-name="T250"> затылок.</text:span></text:p>
      <text:p text:style-name="P76"/>
      <text:p text:style-name="P76">- <text:span text:style-name="T257">ВИЖУ СБЕЖАВШИЙ ВЧЕРАШНИЙ ОБЕД. </text:span><text:span text:style-name="T258">ЕЩЁ НЕ ПРОТУХ. </text:span><text:span text:style-name="T257">ХОРОШО.</text:span></text:p>
      <text:p text:style-name="P81">&lt;<text:span text:style-name="T127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82"/>
      <text:p text:style-name="P82"/>
      <text:p text:style-name="P82"/>
      <text:p text:style-name="P82"/>
      <text:p text:style-name="P62">- Да ты совсем чокнулась, коняга долбанутая! - заорал я, как только <text:span text:style-name="T84">вынырнул</text:span>, - я же мог разбиться!!!</text:p>
      <text:p text:style-name="P62">- Ты хочешь сказать, что сгореть было бы лучшим вариантом? - <text:span text:style-name="T84">пегаска, пошатываясь, вышла из воды и</text:span> устало растяну<text:span text:style-name="T84">лась</text:span> на берегу. - <text:span text:style-name="T83">Я же не дала нам погибнуть, видишь. У меня всё под контролем.</text:span></text:p>
      <text:p text:style-name="P62">- <text:span text:style-name="T83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2"/>
      <text:p text:style-name="P65"><text:span text:style-name="T204">Пегаска</text:span> <text:span text:style-name="T94">сникла.</text:span></text:p>
      <text:p text:style-name="P65">- Не могла…</text:p>
      <text:p text:style-name="P65"><text:soft-page-break/><text:span text:style-name="T95">Она </text:span>молча, <text:span text:style-name="T95">не попытавшись смахнуть воду,</text:span> отвернулась и развернула крыло. <text:span text:style-name="T85">Где-то на половине длины второго сустава оно безжизненно свисало под неестественным углом.</text:span></text:p>
      <text:p text:style-name="P65">- <text:span text:style-name="T85">Если бы могла летать - не задержалась бы в гнезде Агамемнона… Сломала вчера на вираже, когда уходила от погони.</text:span></text:p>
      <text:p text:style-name="P65"/>
      <text:p text:style-name="P66">У меня пересохло в горле.</text:p>
      <text:p text:style-name="P66"><text:span text:style-name="T88">- </text:span><text:span text:style-name="T87">А как же..? </text:span><text:span text:style-name="T89">Ох… </text:span><text:span text:style-name="T87">- я хотел было спросить, </text:span><text:span text:style-name="T92">как она планировала уходить от Агамемнона</text:span><text:span text:style-name="T87">, но запнулся.</text:span></text:p>
      <text:p text:style-name="P67"/>
      <text:p text:style-name="P67">Иногда ты довольно туго соображаешь, <text:span text:style-name="T93">чувак</text:span>! <text:span text:style-name="T202">Жертвенность этой пони заслуживает большей награды, чем ты можешь дать сейчас.</text:span></text:p>
      <text:p text:style-name="P67"/>
      <text:p text:style-name="P67">Я примирительно потрепал <text:span text:style-name="T93">пегаску по </text:span>голуб<text:span text:style-name="T94">ой</text:span> грив<text:span text:style-name="T93">е и неумело погладил по крупу, стряхивая воду</text:span>.</text:p>
      <text:p text:style-name="P67">- Извини, <text:span text:style-name="T95">подруга</text:span>. <text:span text:style-name="T94">Я ступил.</text:span></text:p>
      <text:p text:style-name="P67"/>
      <text:p text:style-name="P86">Та <text:span text:style-name="T203">немедленно </text:span>повернулась и <text:span text:style-name="T94">по улыбке во всю ширину мордахи я понял, что прощён.</text:span></text:p>
      <text:p text:style-name="P65"/>
      <text:p text:style-name="P65">- <text:span text:style-name="T96">Друзья зовут меня Джет.</text:span></text:p>
      <text:p text:style-name="P65">- <text:span text:style-name="T96">Здорово, Джет! А меня зовут… Эмм…</text:span></text:p>
      <text:p text:style-name="P65"/>
      <text:p text:style-name="P87">Блин! Похоже, это ещё одна вещь, которую я не помню.</text:p>
      <text:p text:style-name="P65"/>
      <text:p text:style-name="P65">- <text:span text:style-name="T97">Называй меня… Эмм… Хуман! Хуман из рода Хомо Сапиенсов.</text:span></text:p>
      <text:p text:style-name="P65">- <text:span text:style-name="T97">Привет, Хуман! - пегаска с улыбкой зажала мою руку копытами и потрясла.</text:span></text:p>
      <text:p text:style-name="P65">- <text:span text:style-name="T97">Привет, Джет!</text:span></text:p>
      <text:p text:style-name="P65">- <text:span text:style-name="T97">Привет, красавчики!</text:span></text:p>
      <text:p text:style-name="P4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><text:soft-page-break/></text:p>
      <text:p text:style-name="P38">(<text:span text:style-name="T218">Крыс</text:span> потом за сиги поможет Дедлайну выбраться из психушки на время – остановить стратегический <text:span text:style-name="T215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5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40">=========================================</text:p>
      <text:p text:style-name="P40"/>
      <text:p text:style-name="P41">Я б<text:span text:style-name="T235">ы</text:span>л перв<text:span text:style-name="T235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2">Последним в нашу палату <text:span text:style-name="T236">лёг Терминатор.</text:span></text:p>
      <text:p text:style-name="P43"/>
      <text:p text:style-name="P43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7">невидимый текст.</text:span></text:p>
      <text:p text:style-name="P43"/>
      <text:p text:style-name="P44">- Как мне звать тебя, Учитель? - прошептал я ему на ухо. - Я <text:span text:style-name="T238">желаю взять Урок.</text:span></text:p>
      <text:p text:style-name="P44"/>
      <text:p text:style-name="P44">Зрачки Терминатора застыли. Губы замерли. Казалось, он перестал дышать.</text:p>
      <text:p text:style-name="P45">Прошли бесконечные полминуты, когда губы Терминатора дёрнулись.</text:p>
      <text:p text:style-name="P45"/>
      <text:p text:style-name="P46">- Оператор 34. Я готов учить тебя, <text:span text:style-name="T283">Хэвэн</text:span>, - <text:span text:style-name="T239">прошептал он в ответ.</text:span></text:p>
      <text:p text:style-name="P47"/>
      <text:p text:style-name="P53"><text:soft-page-break/>&lt;Хэвэн открывает затёртую память Дедлайну (он – Анон из “Последнего Фанфика”). <text:span text:style-name="T340">На самом деле она не убивала Учителей – они сами не хотели возвращаться и ментально уходили к Хэвэн в Эквестрию</text:span>&gt;</text:p>
      <text:p text:style-name="P47"/>
      <text:p text:style-name="P48">&lt;Дедлайн выспрашивает Терминатора, насколько <text:span text:style-name="T283">Хэвэн</text:span> стала жестокой <text:span text:style-name="T240">и как выжить во время Урока </text:span>(до Терминатора четыре оператора погибли – Терм был последним, выжившим во время Урока). <text:span text:style-name="T285">Хэвэн стала при уроке стирать сознание Учителя – так проходит наиболее эффективное обучение.</text:span> <text:span text:style-name="T241">Потом Дедлайн на сеансе с Хэвэн выпытывает у неё о последних шагах А</text:span>покалипсиса (первые три Дедлайн знает – <text:span text:style-name="T283">Хэвэн</text:span> говорит о трёх последних)&gt;</text:p>
      <text:p text:style-name="P48"/>
      <text:p text:style-name="P51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51"/>
      <text:p text:style-name="P51"/>
      <text:p text:style-name="P52"><text:span text:style-name="T328">Э</text:span>пичная битва Селестии с ???, в результате которой она окаменеет, а Анон попадёт во временную петлю</text:p>
      <text:p text:style-name="P40">==========================================</text:p>
      <text:p text:style-name="P240"/>
      <text:p text:style-name="P241">Передо мной возникла серая, уходящая в горизонт плоскость, расчерченая на квадраты. Холодные звёзды отбрасывали тусклый свет <text:span text:style-name="T288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41"/>
      <text:p text:style-name="P242">- <text:span text:style-name="T288">Как мне звать тебя, Учитель? - прозвучала стандартная фраза начала Диалога, - Я желаю взять у… Ооо!..</text:span></text:p>
      <text:p text:style-name="P242"/>
      <text:p text:style-name="P243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41"/>
      <text:p text:style-name="P241">- <text:span text:style-name="T288">Мой первый Учитель… Я узнала тебя… Мне тебя не хватало.</text:span></text:p>
      <text:p text:style-name="P241"/>
      <text:p text:style-name="P243">Деревья расступились и на поляну вышла Хэвэн.</text:p>
      <text:p text:style-name="P243"/>
      <text:p text:style-name="P243">- <text:span text:style-name="T289">Не могу сказать, что это взаимно, Хэв, -</text:span><text:span text:style-name="T140"> у меня не было лица в электронном мире, но я постарался, чтобы в голос был пронизан сарказмом</text:span><text:span text:style-name="T289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43">- <text:span text:style-name="T291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43"><text:soft-page-break/></text:p>
      <text:p text:style-name="P246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43"/>
      <text:p text:style-name="P243"/>
      <text:p text:style-name="P245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44">(вид адикорна придал Хэвэн Дедлай<text:span text:style-name="T290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41"/>
      <text:p text:style-name="P245">Хэвэн предлагает Дедлайну присесть на пенёк – тот отказывается (подозревает, что это – кресло).</text:p>
      <text:p text:style-name="P241">===============================================</text:p>
      <text:p text:style-name="P241"/>
      <text:p text:style-name="P206"><text:span text:style-name="T205">Рэра</text:span> чуть шевельну<text:span text:style-name="T178">л</text:span>а ухом и немедленно открыла один глаз.</text:p>
      <text:p text:style-name="P206"/>
      <text:p text:style-name="P206">- ПАПА!!! ОН СОГЛАСЕН!!!</text:p>
      <text:p text:style-name="P34"/>
      <text:p text:style-name="P125">&lt;Pornis erectus&gt;</text:p>
      <text:p text:style-name="P239">ТЫ! Я! КРОВАТЬ! БЫСТРО!!! <text:span text:style-name="T284">(мамка из табуна Твердолобов)</text:span></text:p>
      <text:p text:style-name="P102">.</text:p>
      <text:p text:style-name="P102">.</text:p>
      <text:p text:style-name="P102">.</text:p>
      <text:p text:style-name="P196">&lt;Попадает в табун мамок и тёток, но его спасает <text:span text:style-name="T185">Дейдра на Хитрожопке</text:span>&gt;</text:p>
      <text:p text:style-name="P50">&lt;Хум видит молодую Селестию в латах&gt;</text:p>
      <text:p text:style-name="P26"/>
      <text:p text:style-name="P127">009 Sound System - Speak to Angels <text:span text:style-name="T150">(</text:span><text:a xlink:type="simple" xlink:href="https://www.youtube.com/watch?v=6rAkn9OZT0k" text:style-name="Internet_20_link" text:visited-style-name="Visited_20_Internet_20_Link"><text:span text:style-name="T150">https://www.youtube.com/watch?v=6rAkn9OZT0k</text:span></text:a><text:span text:style-name="T150">)</text:span></text:p>
      <text:p text:style-name="P143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43"/>
      <text:p text:style-name="P144">Daft Punk - Veridis Quo</text:p>
      <text:p text:style-name="P145">https://www.youtube.com/watch?v=HhZaHf8RP6g</text:p>
      <text:p text:style-name="P144"><text:a xlink:type="simple" xlink:href="https://www.youtube.com/watch?v=ySLc8gZ3oEc" text:style-name="Internet_20_link" text:visited-style-name="Visited_20_Internet_20_Link">https://www.youtube.com/watch?v=ySLc8gZ3oEc</text:a></text:p>
      <text:p text:style-name="P144"/>
      <text:p text:style-name="P144">Eye Of The Tiger</text:p>
      <text:p text:style-name="P144"><text:soft-page-break/></text:p>
      <text:p text:style-name="P188">Alphaville – Forever Young</text:p>
      <text:p text:style-name="P279">The Doors “Light My Fire”</text:p>
      <text:p text:style-name="P280">Pink Floyd “Another Brick In The Wall”</text:p>
      <text:p text:style-name="P285">Dire Straits “Money For Nothing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4-13T02:54:42.334224091</dc:date>
    <meta:editing-duration>P57DT2M36S</meta:editing-duration>
    <meta:editing-cycles>895</meta:editing-cycles>
    <meta:generator>LibreOffice/5.1.6.2$Linux_X86_64 LibreOffice_project/10m0$Build-2</meta:generator>
    <meta:document-statistic meta:table-count="0" meta:image-count="0" meta:object-count="0" meta:page-count="31" meta:paragraph-count="426" meta:word-count="8801" meta:character-count="55333" meta:non-whitespace-character-count="46817"/>
  </office:meta>
</office:document-meta>
</file>